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411">
      <style:graphic-properties draw:fill="none" draw:stroke="solid" svg:stroke-width="0in" svg:stroke-color="#000000" draw:marker-start="a1410" svg:stroke-opacity="100%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5">
      <style:graphic-properties draw:fill="solid" draw:fill-color="#4472c4" draw:opacity="100%" draw:stroke="solid" svg:stroke-width="0.02778in" svg:stroke-color="#2f528f" svg:stroke-opacity="100%" style:protect="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.07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.07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223f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.07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223f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223f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.07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.07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59">
      <style:graphic-properties draw:fill="none" draw:stroke="solid" svg:stroke-width="0in" svg:stroke-color="#000000" draw:marker-start="a758" svg:stroke-opacity="100%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draw:fill="none" draw:stroke="solid" svg:stroke-width="0in" svg:stroke-color="#000000" draw:marker-start="a899" svg:stroke-opacity="100%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draw:fill="none" draw:stroke="solid" svg:stroke-width="0in" svg:stroke-color="#000000" draw:marker-end="a917" svg:stroke-opacity="30%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draw:fill="none" draw:stroke="solid" svg:stroke-width="0in" svg:stroke-color="#000000" draw:marker-end="a929" svg:stroke-opacity="100%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draw:fill="none" draw:stroke="solid" svg:stroke-width="0in" svg:stroke-color="#000000" draw:marker-end="a931" svg:stroke-opacity="100%"/>
    </style:style>
    <style:style style:family="paragraph" style:name="a1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>
      <style:graphic-properties draw:fill="none" draw:stroke="solid" svg:stroke-width="0in" svg:stroke-color="#000000" draw:marker-end="a933" svg:stroke-opacity="100%"/>
    </style:style>
    <style:style style:family="paragraph" style:name="a1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aragraph" style:name="a14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돋움체" style:font-family-asian="돋움체" style:font-family-generic="modern" style:font-family-generic-asian="modern" style:font-pitch="fixed" style:font-pitch-asian="fixed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generic="modern" style:font-family-generic-asian="modern" style:font-pitch="fixed" style:font-pitch-asian="fixed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generic="roman" style:font-pitch="variable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generic="roman" style:font-pitch="variable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1">
      <style:graphic-properties style:vertical-pos="middl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generic="roman" style:font-pitch="variable" style:font-pitch-asian="variable" fo:font-size="0.19444in" style:font-size-asian="0.19444in" style:font-size-complex="0.19444in" fo:letter-spacing="0in" fo:language="pt" style:language-asian="ko" fo:country="BR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generic="roman" style:font-pitch="variable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generic="roman" style:font-pitch="variable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generic="roman" style:font-pitch="variable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generic="roman" style:font-pitch="variable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generic="roman" style:font-pitch="variable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generic="roman" style:font-pitch="variable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generic="modern" style:font-family-generic-asian="modern" style:font-pitch="fixed" style:font-pitch-asian="fixed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draw:fill="solid" draw:fill-color="#4472c4" draw:opacity="100%" draw:stroke="solid" svg:stroke-width="0.02778in" svg:stroke-color="#2f528f" svg:stroke-opacity="100%" style:protect=""/>
    </style:style>
    <style:style style:family="graphic" style:name="a11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93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223f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223f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1">
      <style:graphic-properties draw:fill="none" draw:stroke="solid" svg:stroke-width="0in" svg:stroke-color="#000000" draw:marker-end="a1130" svg:stroke-opacity="100%"/>
    </style:style>
    <style:style style:family="paragraph" style:name="a1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3">
      <style:graphic-properties draw:fill="none" draw:stroke="solid" svg:stroke-width="0in" svg:stroke-color="#000000" draw:marker-end="a1132" svg:stroke-opacity="100%"/>
    </style:style>
    <style:style style:family="paragraph" style:name="a1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5">
      <style:graphic-properties draw:fill="none" draw:stroke="solid" svg:stroke-width="0.00694in" svg:stroke-color="#4472c4" draw:marker-end="a1134" svg:stroke-opacity="100%" draw:stroke-linejoin="miter" svg:stroke-linecap="butt"/>
    </style:style>
    <style:style style:family="paragraph" style:name="a1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7">
      <style:graphic-properties draw:fill="none" draw:stroke="solid" svg:stroke-width="0.00694in" svg:stroke-color="#4472c4" draw:marker-end="a1136" svg:stroke-opacity="100%" draw:stroke-linejoin="miter" svg:stroke-linecap="butt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generic="modern" style:font-family-generic-asian="modern" style:font-pitch="fixed" style:font-pitch-asian="fixed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8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.07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.07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8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4">
      <style:graphic-properties draw:fill="none" draw:stroke="solid" svg:stroke-width="0.00694in" svg:stroke-color="#4472c4" draw:marker-end="a1163" svg:stroke-opacity="100%" draw:stroke-linejoin="miter" svg:stroke-linecap="butt"/>
    </style:style>
    <style:style style:family="graphic" style:name="a1166">
      <style:graphic-properties draw:fill="none" draw:stroke="solid" svg:stroke-width="0.00694in" svg:stroke-color="#4472c4" draw:marker-end="a1165" svg:stroke-opacity="100%" draw:stroke-linejoin="miter" svg:stroke-linecap="butt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.07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.07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616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3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223f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0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.07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.07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.07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.07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.07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0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.07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.07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.07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.07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.07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3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.07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>
      <style:graphic-properties draw:fill="none" draw:stroke="solid" svg:stroke-width="0in" svg:stroke-color="#000000" draw:marker-start="a1372" svg:stroke-opacity="100%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style:language-asian="ko" fo:country="BR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generic="modern" style:font-family-generic-asian="modern" style:font-pitch="fixed" style:font-pitch-asian="fixed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generic="modern" style:font-family-generic-asian="modern" style:font-pitch="fixed" style:font-pitch-asian="fixed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generic="modern" style:font-family-generic-asian="modern" style:font-pitch="fixed" style:font-pitch-asian="fixed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generic="modern" style:font-family-generic-asian="modern" style:font-pitch="fixed" style:font-pitch-asian="fixed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generic="modern" style:font-family-generic-asian="modern" style:font-pitch="fixed" style:font-pitch-asian="fixed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generic="modern" style:font-family-generic-asian="modern" style:font-pitch="fixed" style:font-pitch-asian="fixed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generic="modern" style:font-family-generic-asian="modern" style:font-pitch="fixed" style:font-pitch-asian="fixed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generic="modern" style:font-family-generic-asian="modern" style:font-pitch="fixed" style:font-pitch-asian="fixed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generic="modern" style:font-family-generic-asian="modern" style:font-pitch="fixed" style:font-pitch-asian="fixed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style:language-asian="ko" fo:country="BR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pt" style:language-asian="ko" fo:country="BR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55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draw:fill="none" draw:stroke="solid" svg:stroke-width="0in" svg:stroke-color="#000000" draw:marker-start="a881" svg:stroke-opacity="100%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draw:fill="none" draw:stroke="solid" svg:stroke-width="0in" svg:stroke-color="#000000" draw:marker-start="a883" svg:stroke-opacity="100%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draw:fill="none" draw:stroke="solid" svg:stroke-width="0in" svg:stroke-color="#000000" draw:marker-start="a885" svg:stroke-opacity="100%"/>
    </style:style>
    <style:style style:family="graphic" style:name="a888">
      <style:graphic-properties draw:fill="none" draw:stroke="solid" svg:stroke-width="0in" svg:stroke-color="#000000" draw:marker-start="a887" svg:stroke-opacity="100%"/>
    </style:style>
    <style:style style:family="paragraph" style:name="a15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draw:fill="none" draw:stroke="solid" svg:stroke-width="0in" svg:stroke-color="#000000" draw:marker-start="a889" svg:stroke-opacity="100%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2">
      <style:graphic-properties draw:fill="none" draw:stroke="solid" svg:stroke-width="0in" svg:stroke-color="#000000" draw:marker-start="a891" svg:stroke-opacity="100%"/>
    </style:style>
    <style:style style:family="paragraph" style:name="a15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draw:fill="none" draw:stroke="solid" svg:stroke-width="0in" svg:stroke-color="#000000" draw:marker-start="a893" svg:stroke-opacity="100%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draw:fill="none" draw:stroke="solid" svg:stroke-width="0in" svg:stroke-color="#000000" draw:marker-start="a895" svg:stroke-opacity="100%"/>
    </style:style>
    <style:style style:family="graphic" style:name="a898">
      <style:graphic-properties draw:fill="none" draw:stroke="solid" svg:stroke-width="0in" svg:stroke-color="#000000" draw:marker-start="a897" svg:stroke-opacity="100%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9">
      <style:graphic-properties draw:fill="none" draw:stroke="solid" svg:stroke-width="0.00694in" svg:stroke-color="#4472c4" draw:marker-end="a1578" svg:stroke-opacity="100%" draw:stroke-linejoin="miter" svg:stroke-linecap="butt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1">
      <style:graphic-properties draw:fill="none" draw:stroke="solid" svg:stroke-width="0.00694in" svg:stroke-color="#4472c4" draw:marker-end="a1580" svg:stroke-opacity="100%" draw:stroke-linejoin="miter" svg:stroke-linecap="butt"/>
    </style:style>
    <style:style style:family="graphic" style:name="a1583">
      <style:graphic-properties draw:fill="none" draw:stroke="solid" svg:stroke-width="0.00694in" svg:stroke-color="#4472c4" draw:marker-end="a1582" svg:stroke-opacity="100%" draw:stroke-linejoin="miter" svg:stroke-linecap="butt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generic="roman" style:font-pitch="variable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generic="roman" style:font-pitch="variable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generic="roman" style:font-pitch="variable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generic="roman" style:font-pitch="variable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generic="roman" style:font-pitch="variable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pt" style:language-asian="ko" fo:country="BR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generic="roman" style:font-pitch="variable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generic="roman" style:font-pitch="variable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generic="roman" style:font-pitch="variable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2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6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8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4">
      <style:graphic-properties draw:fill="none" draw:stroke="solid" svg:stroke-width="0.00694in" svg:stroke-color="#4472c4" draw:marker-end="a1783" svg:stroke-opacity="100%" draw:stroke-linejoin="miter" svg:stroke-linecap="butt"/>
    </style:style>
    <style:style style:family="graphic" style:name="a1786">
      <style:graphic-properties draw:fill="none" draw:stroke="solid" svg:stroke-width="0.00694in" svg:stroke-color="#4472c4" draw:marker-end="a1785" svg:stroke-opacity="100%" draw:stroke-linejoin="miter" svg:stroke-linecap="butt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generic="modern" style:font-family-generic-asian="modern" style:font-pitch="fixed" style:font-pitch-asian="fixed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generic="modern" style:font-family-generic-asian="modern" style:font-pitch="fixed" style:font-pitch-asian="fixed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generic="modern" style:font-family-generic-asian="modern" style:font-pitch="fixed" style:font-pitch-asian="fixed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generic="modern" style:font-family-generic-asian="modern" style:font-pitch="fixed" style:font-pitch-asian="fixed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generic="modern" style:font-family-generic-asian="modern" style:font-pitch="fixed" style:font-pitch-asian="fixed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generic="modern" style:font-family-generic-asian="modern" style:font-pitch="fixed" style:font-pitch-asian="fixed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generic="modern" style:font-family-generic-asian="modern" style:font-pitch="fixed" style:font-pitch-asian="fixed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generic="modern" style:font-family-generic-asian="modern" style:font-pitch="fixed" style:font-pitch-asian="fixed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generic="modern" style:font-family-generic-asian="modern" style:font-pitch="fixed" style:font-pitch-asian="fixed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돋움체" style:font-family-asian="돋움체" style:font-family-complex="Arial" style:font-family-generic="modern" style:font-family-generic-asian="modern" style:font-pitch="fixed" style:font-pitch-asian="fixed" style:font-pitch-complex="variable" fo:font-size="0.13889in" style:font-size-asian="0.13889in" style:font-size-complex="0.13889in" fo:letter-spacing="0in" fo:language="de" style:language-asian="ko" fo:country="DE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3194in" style:font-size-asian="0.13194in" style:font-size-complex="0.1319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generic="roma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generic="roma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generic="roma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generic="roma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.07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otumChe" style:font-family-asian="DotumChe" style:font-family-generic="roma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draw:fill="solid" draw:fill-color="#4472c4" draw:opacity="100%" draw:stroke="solid" svg:stroke-width="0.02778in" svg:stroke-color="#2f528f" svg:stroke-opacity="100%" style:protect=""/>
    </style:style>
    <style:style style:family="paragraph" style:name="a12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8">
      <style:graphic-properties draw:fill="solid" draw:fill-color="#4472c4" draw:opacity="100%" draw:stroke="solid" svg:stroke-width="0.02778in" svg:stroke-color="#2f528f" svg:stroke-opacity="100%" style:protect=""/>
    </style:style>
    <style:style style:family="drawing-page" style:name="a5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solid" svg:stroke-width="0in" svg:stroke-color="#808080" svg:stroke-opacity="100%" svg:stroke-linecap="round" draw:auto-grow-width="false" draw:auto-grow-height="false"/>
      <style:paragraph-properties style:font-independent-line-spacing="false" style:writing-mode="lr-tb"/>
    </style:style>
    <style:style style:family="text" style:name="a599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.07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.07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solid" svg:stroke-width="0in" svg:stroke-color="#808080" svg:stroke-opacity="100%" svg:stroke-linecap="round" draw:auto-grow-width="false" draw:auto-grow-height="false"/>
      <style:paragraph-properties style:font-independent-line-spacing="false" style:writing-mode="lr-tb"/>
    </style:style>
    <style:style style:family="text" style:name="a1275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.07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.07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generic="modern" style:font-family-generic-asian="modern" style:font-pitch="fixed" style:font-pitch-asian="fixed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돋움체" style:font-family-asian="돋움체" style:font-family-generic="modern" style:font-family-generic-asian="modern" style:font-pitch="fixed" style:font-pitch-asian="fixed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.07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7">
      <style:graphic-properties draw:fill="none" draw:stroke="solid" svg:stroke-width="0in" svg:stroke-color="#000000" draw:marker-start="a1406" svg:stroke-opacity="100%"/>
    </style:style>
    <style:style style:family="text" style:name="a734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9">
      <style:graphic-properties draw:fill="none" draw:stroke="solid" svg:stroke-width="0in" svg:stroke-color="#000000" draw:marker-start="a1408" svg:stroke-opacity="100%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.07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DotumChe" style:font-family-asian="DotumChe" style:font-family-complex="DotumChe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65" draw:master-page-name="Master1-Layout7-blank-빈-화면" presentation:presentation-page-layout-name="Master1-PPL7" draw:id="Slide-256">
        <draw:frame draw:id="id73" presentation:style-name="a588" draw:name="제목 1" svg:x="0.55118in" svg:y="0.07874in" svg:width="9.92087in" svg:height="2.44094in" presentation:class="title" presentation:placeholder="false">
          <draw:text-box>
            <text:p text:style-name="a587" text:class-names="" text:cond-style-name=""><text:span text:style-name="a566" text:class-names="">★필수적인<text:s text:c="1"/></text:span><text:span text:style-name="a567" text:class-names="">Register</text:span><text:span text:style-name="a568" text:class-names="">의 목적들<text:s text:c="1"/></text:span><text:span text:style-name="a569" text:class-names="">(sp, bp, ip, ax)<text:line-break/>⇒ ax:<text:s text:c="1"/></text:span><text:span text:style-name="a570" text:class-names="">함수의 출력</text:span><text:span text:style-name="a571" text:class-names="">(</text:span><text:span text:style-name="a572" text:class-names="">리턴</text:span><text:span text:style-name="a573" text:class-names="">)<text:s text:c="1"/></text:span><text:span text:style-name="a574" text:class-names="">값이 배치됨</text:span><text:span text:style-name="a575" text:class-names=""><text:line-break/>⇒ bp: Stack</text:span><text:span text:style-name="a576" text:class-names="">의 기준점 역할을 해줌</text:span><text:span text:style-name="a577" text:class-names=""><text:line-break/>⇒ sp:<text:s text:c="1"/></text:span><text:span text:style-name="a578" text:class-names="">현재<text:s text:c="1"/></text:span><text:span text:style-name="a579" text:class-names="">Stack</text:span><text:span text:style-name="a580" text:class-names="">의 최상위 위치</text:span><text:span text:style-name="a581" text:class-names=""><text:line-break/>⇒ ip:<text:s text:c="1"/></text:span><text:span text:style-name="a582" text:class-names="">다음에 실행할 명령의 메모리 주소를 가리킴</text:span><text:span text:style-name="a583" text:class-names=""><text:line-break/><text:line-break/>- Stack</text:span><text:span text:style-name="a584" text:class-names="">이 무엇인가요<text:s text:c="1"/></text:span><text:span text:style-name="a585" text:class-names="">?<text:line-break/> <text:s text:c="3"/>=&gt;</text:span><text:span text:style-name="a586" text:class-names="">지역 변수가 저장되는 메모리 공간</text:span></text:p>
          </draw:text-box>
          <svg:title/>
          <svg:desc/>
        </draw:frame>
        <presentation:notes draw:style-name="a594">
          <draw:frame draw:id="id74" draw:style-name="a591" draw:name="슬라이드 번호 개체 틀 6" svg:x="4.67953in" svg:y="11.10827in" svg:width="3.5878in" svg:height="0.58425in">
            <draw:text-box>
              <text:p text:style-name="a590" text:class-names="" text:cond-style-name=""><text:span text:style-name="a58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5" presentation:style-name="a592" draw:name="슬라이드 이미지 개체 틀 1">
            <svg:title/>
            <svg:desc/>
          </draw:page-thumbnail>
          <draw:frame draw:id="id76" presentation:style-name="a593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5" draw:master-page-name="Master1-Layout7-blank-빈-화면" presentation:presentation-page-layout-name="Master1-PPL7" draw:id="Slide-257">
        <draw:custom-shape svg:x="4.17323in" svg:y="0.15748in" svg:width="1.50762in" svg:height="8.03149in" draw:id="id77" draw:style-name="a598" draw:name="직사각형 1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757" draw:name="TextBox 2" svg:x="4.17323in" svg:y="0.07874in" svg:width="6.69291in" svg:height="8.11024in">
          <draw:text-box>
            <text:p text:style-name="a602" text:class-names="" text:cond-style-name=""><text:span text:style-name="a599" text:class-names=""><text:tab/><text:tab/></text:span><text:span text:style-name="a600" text:class-names="">int<text:s text:c="1"/></text:span><text:span text:style-name="a601" text:class-names="">main(void)</text:span></text:p>
            <text:p text:style-name="a606" text:class-names="" text:cond-style-name=""><text:span text:style-name="a603" text:class-names=""><text:tab/><text:tab/></text:span><text:span text:style-name="a604" text:class-names="">{</text:span><text:span text:style-name="a605" text:class-names=""/></text:p>
            <text:p text:style-name="a610" text:class-names="" text:cond-style-name=""><text:span text:style-name="a607" text:class-names="">00007FF7686318C0 <text:s text:c="1"/>push <text:s text:c="7"/></text:span><text:span text:style-name="a608" text:class-names="">rbp</text:span><text:span text:style-name="a609" text:class-names=""><text:s text:c="2"/></text:span></text:p>
            <text:p text:style-name="a614" text:class-names="" text:cond-style-name=""><text:span text:style-name="a611" text:class-names="">00007FF7686318C2 <text:s text:c="1"/>push <text:s text:c="7"/></text:span><text:span text:style-name="a612" text:class-names="">rdi</text:span><text:span text:style-name="a613" text:class-names=""><text:s text:c="2"/></text:span></text:p>
            <text:p text:style-name="a622" text:class-names="" text:cond-style-name=""><text:span text:style-name="a615" text:class-names="">00007FF7686318C3 <text:s text:c="1"/>sub <text:s text:c="8"/>rsp,128h&lt;-[h</text:span><text:span text:style-name="a616" text:class-names="">는<text:s text:c="1"/></text:span><text:span text:style-name="a617" text:class-names="">16</text:span><text:span text:style-name="a618" text:class-names="">진수를 나타냄</text:span><text:span text:style-name="a619" text:class-names="">](296</text:span><text:span text:style-name="a620" text:class-names="">바이트</text:span><text:span text:style-name="a621" text:class-names="">)</text:span></text:p>
            <text:p text:style-name="a626" text:class-names="" text:cond-style-name=""><text:span text:style-name="a623" text:class-names="">00007FF7686318CA <text:s text:c="1"/>lea <text:s text:c="8"/></text:span><text:span text:style-name="a624" text:class-names="">rbp</text:span><text:span text:style-name="a625" text:class-names="">,[rsp+20h] <text:s text:c="1"/></text:span></text:p>
            <text:p text:style-name="a630" text:class-names="" text:cond-style-name=""><text:span text:style-name="a627" text:class-names="">00007FF7686318CF <text:s text:c="1"/>lea <text:s text:c="8"/></text:span><text:span text:style-name="a628" text:class-names="">rcx</text:span><text:span text:style-name="a629" text:class-names="">,[__94AA5AED_main@c (07FF768641008h)] <text:s text:c="1"/></text:span></text:p>
            <text:p text:style-name="a634" text:class-names="" text:cond-style-name=""><text:span text:style-name="a631" text:class-names="">00007FF7686318D6 <text:s text:c="1"/>call <text:s text:c="7"/>__</text:span><text:span text:style-name="a632" text:class-names="">CheckForDebuggerJustMyCode</text:span><text:span text:style-name="a633" text:class-names=""><text:s text:c="1"/>(07FF768631370h) <text:s text:c="1"/></text:span></text:p>
            <text:p text:style-name="a639" text:class-names="" text:cond-style-name=""><text:span text:style-name="a635" text:class-names=""><text:tab/><text:tab/></text:span><text:span text:style-name="a636" text:class-names="">int<text:s text:c="1"/></text:span><text:span text:style-name="a637" text:class-names="">return_value</text:span><text:span text:style-name="a638" text:class-names="">;</text:span></text:p>
            <text:p text:style-name="a641" text:class-names="" text:cond-style-name=""><text:span text:style-name="a640" text:class-names=""/></text:p>
            <text:p text:style-name="a647" text:class-names="" text:cond-style-name=""><text:span text:style-name="a642" text:class-names=""><text:tab/><text:tab/></text:span><text:span text:style-name="a643" text:class-names="">const<text:s text:c="1"/></text:span><text:span text:style-name="a644" text:class-names="">int<text:s text:c="1"/></text:span><text:span text:style-name="a645" text:class-names="">input_parameter</text:span><text:span text:style-name="a646" text:class-names=""><text:s text:c="1"/>= 3;</text:span></text:p>
            <text:p text:style-name="a655" text:class-names="" text:cond-style-name=""><text:span text:style-name="a648" text:class-names="">00007FF7686318DB <text:s text:c="1"/>mov <text:s text:c="8"/></text:span><text:span text:style-name="a649" text:class-names="">dword</text:span><text:span text:style-name="a650" text:class-names=""><text:s text:c="1"/></text:span><text:span text:style-name="a651" text:class-names="">ptr</text:span><text:span text:style-name="a652" text:class-names=""><text:s text:c="1"/>[</text:span><text:span text:style-name="a653" text:class-names="">input_parameter</text:span><text:span text:style-name="a654" text:class-names="">],3 <text:s text:c="1"/></text:span></text:p>
            <text:p text:style-name="a664" text:class-names="" text:cond-style-name=""><text:span text:style-name="a656" text:class-names=""><text:tab/><text:tab/></text:span><text:span text:style-name="a657" text:class-names="">return</text:span><text:span text:style-name="a658" text:class-names="">_value</text:span><text:span text:style-name="a659" text:class-names=""><text:s text:c="1"/>=<text:s text:c="1"/></text:span><text:span text:style-name="a660" text:class-names="">for_asssembly_function_test</text:span><text:span text:style-name="a661" text:class-names="">(</text:span><text:span text:style-name="a662" text:class-names="">input_parameter</text:span><text:span text:style-name="a663" text:class-names="">);</text:span></text:p>
            <text:p text:style-name="a672" text:class-names="" text:cond-style-name=""><text:span text:style-name="a665" text:class-names="">00007FF7686318E2 <text:s text:c="1"/>mov <text:s text:c="8"/></text:span><text:span text:style-name="a666" text:class-names="">ecx,dword</text:span><text:span text:style-name="a667" text:class-names=""><text:s text:c="1"/></text:span><text:span text:style-name="a668" text:class-names="">ptr</text:span><text:span text:style-name="a669" text:class-names=""><text:s text:c="1"/>[</text:span><text:span text:style-name="a670" text:class-names="">input_parameter</text:span><text:span text:style-name="a671" text:class-names="">] <text:s text:c="1"/></text:span></text:p>
            <text:p text:style-name="a676" text:class-names="" text:cond-style-name=""><text:span text:style-name="a673" text:class-names="">00007FF7686318E5 <text:s text:c="1"/>call <text:s text:c="7"/></text:span><text:span text:style-name="a674" text:class-names="">for_asssembly_function_test</text:span><text:span text:style-name="a675" text:class-names=""><text:s text:c="1"/>(07FF768631014h)</text:span></text:p>
            <text:p text:style-name="a685" text:class-names="" text:cond-style-name=""><text:span text:style-name="a677" text:class-names="">-call</text:span><text:span text:style-name="a678" text:class-names="">을 사용하여<text:s text:c="1"/></text:span><text:span text:style-name="a679" text:class-names="">07FF768631014</text:span><text:span text:style-name="a680" text:class-names="">주소로 이동한 값</text:span><text:span text:style-name="a681" text:class-names="">(</text:span><text:span text:style-name="a682" text:class-names="">jmp</text:span><text:span text:style-name="a683" text:class-names="">를 사용한다</text:span><text:span text:style-name="a684" text:class-names="">)</text:span></text:p>
            <text:p text:style-name="a692" text:class-names="" text:cond-style-name=""><text:span text:style-name="a686" text:class-names="">//00007FF768631014 <text:s text:c="1"/></text:span><text:span text:style-name="a687" text:class-names="">jmp</text:span><text:span text:style-name="a688" text:class-names=""><text:s text:c="9"/></text:span><text:span text:style-name="a689" text:class-names="">for_asssembly_function_test</text:span><text:span text:style-name="a690" text:class-names=""><text:s text:c="1"/>(07FF768631880h)</text:span><text:span text:style-name="a691" text:class-names=""><text:s text:c="2"/></text:span></text:p>
            <text:p text:style-name="a702" text:class-names="" text:cond-style-name=""><text:span text:style-name="a693" text:class-names="">00007FF7686318EA <text:s text:c="1"/>mov <text:s text:c="8"/></text:span><text:span text:style-name="a694" text:class-names="">dword</text:span><text:span text:style-name="a695" text:class-names=""><text:s text:c="1"/></text:span><text:span text:style-name="a696" text:class-names="">ptr</text:span><text:span text:style-name="a697" text:class-names=""><text:s text:c="1"/>[</text:span><text:span text:style-name="a698" text:class-names="">return_value</text:span><text:span text:style-name="a699" text:class-names="">],</text:span><text:span text:style-name="a700" text:class-names="">eax</text:span><text:span text:style-name="a701" text:class-names=""><text:s text:c="2"/></text:span></text:p>
            <text:p text:style-name="a710" text:class-names="" text:cond-style-name=""><text:span text:style-name="a703" text:class-names=""><text:tab/><text:tab/></text:span><text:span text:style-name="a704" text:class-names="">printf</text:span><text:span text:style-name="a705" text:class-names="">("</text:span><text:span text:style-name="a706" text:class-names="">return_value</text:span><text:span text:style-name="a707" text:class-names=""><text:s text:c="1"/>= %d\n",<text:s text:c="1"/></text:span><text:span text:style-name="a708" text:class-names="">return_value</text:span><text:span text:style-name="a709" text:class-names="">);</text:span></text:p>
            <text:p text:style-name="a718" text:class-names="" text:cond-style-name=""><text:span text:style-name="a711" text:class-names="">00007FF7686318ED <text:s text:c="1"/>mov <text:s text:c="8"/></text:span><text:span text:style-name="a712" text:class-names="">edx,dword</text:span><text:span text:style-name="a713" text:class-names=""><text:s text:c="1"/></text:span><text:span text:style-name="a714" text:class-names="">ptr</text:span><text:span text:style-name="a715" text:class-names=""><text:s text:c="1"/>[</text:span><text:span text:style-name="a716" text:class-names="">return_value</text:span><text:span text:style-name="a717" text:class-names="">] <text:s text:c="1"/></text:span></text:p>
            <text:p text:style-name="a724" text:class-names="" text:cond-style-name=""><text:span text:style-name="a719" text:class-names="">00007FF7686318F0 <text:s text:c="1"/>lea <text:s text:c="8"/></text:span><text:span text:style-name="a720" text:class-names="">rcx</text:span><text:span text:style-name="a721" text:class-names="">,[string "</text:span><text:span text:style-name="a722" text:class-names="">return_value</text:span><text:span text:style-name="a723" text:class-names=""><text:s text:c="1"/>= %d\n" (07FF768639C28h)] <text:s text:c="1"/></text:span></text:p>
            <text:p text:style-name="a728" text:class-names="" text:cond-style-name=""><text:span text:style-name="a725" text:class-names="">00007FF7686318F7 <text:s text:c="1"/>call <text:s text:c="7"/></text:span><text:span text:style-name="a726" text:class-names="">printf</text:span><text:span text:style-name="a727" text:class-names=""><text:s text:c="1"/>(07FF76863119Ah) <text:s text:c="1"/></text:span></text:p>
            <text:p text:style-name="a732" text:class-names="" text:cond-style-name=""><text:span text:style-name="a729" text:class-names=""><text:tab/><text:tab/></text:span><text:span text:style-name="a730" text:class-names="">return<text:s text:c="1"/></text:span><text:span text:style-name="a731" text:class-names="">0;</text:span></text:p>
            <text:p text:style-name="a738" text:class-names="" text:cond-style-name=""><text:span text:style-name="a733" text:class-names="">00007FF7686318FC <text:s text:c="1"/></text:span><text:span text:style-name="a734" text:class-names="">xor</text:span><text:span text:style-name="a735" text:class-names=""><text:s text:c="9"/></text:span><text:span text:style-name="a736" text:class-names="">eax,eax</text:span><text:span text:style-name="a737" text:class-names=""><text:s text:c="2"/></text:span></text:p>
            <text:p text:style-name="a742" text:class-names="" text:cond-style-name=""><text:span text:style-name="a739" text:class-names=""><text:tab/><text:tab/></text:span><text:span text:style-name="a740" text:class-names="">}</text:span><text:span text:style-name="a741" text:class-names=""/></text:p>
            <text:p text:style-name="a746" text:class-names="" text:cond-style-name=""><text:span text:style-name="a743" text:class-names="">00007FF7686318FE <text:s text:c="1"/>lea <text:s text:c="8"/></text:span><text:span text:style-name="a744" text:class-names="">rsp</text:span><text:span text:style-name="a745" text:class-names="">,[rbp+108h] <text:s text:c="1"/></text:span></text:p>
            <text:p text:style-name="a750" text:class-names="" text:cond-style-name=""><text:span text:style-name="a747" text:class-names="">00007FF768631905 <text:s text:c="1"/>pop <text:s text:c="8"/></text:span><text:span text:style-name="a748" text:class-names="">rdi</text:span><text:span text:style-name="a749" text:class-names=""><text:s text:c="2"/></text:span></text:p>
            <text:p text:style-name="a754" text:class-names="" text:cond-style-name=""><text:span text:style-name="a751" text:class-names="">00007FF768631906 <text:s text:c="1"/>pop <text:s text:c="8"/></text:span><text:span text:style-name="a752" text:class-names="">rbp</text:span><text:span text:style-name="a753" text:class-names=""><text:s text:c="2"/></text:span></text:p>
            <text:p text:style-name="a756" text:class-names="" text:cond-style-name=""><text:span text:style-name="a755" text:class-names="">00007FF768631907 <text:s text:c="1"/>ret <text:s text:c="1"/></text:span></text:p>
          </draw:text-box>
          <svg:title/>
          <svg:desc/>
        </draw:frame>
        <draw:connector draw:type="line" svg:x1="3.19449in" svg:y1="0.7057in" svg:x2="4.12087in" svg:y2="0.72953in" draw:id="id79" draw:style-name="a759" draw:name="직선 화살표 연결선 3">
          <svg:title/>
          <svg:desc/>
        </draw:connector>
        <draw:frame draw:id="id80" draw:style-name="a880" draw:name="TextBox 4" svg:x="-0.01929in" svg:y="0.55118in" svg:width="3.83891in" svg:height="6.91811in">
          <draw:text-box>
            <text:p text:style-name="a764" text:class-names="" text:cond-style-name=""><text:span text:style-name="a760" text:class-names="">rsp</text:span><text:span text:style-name="a761" text:class-names="">메모리에<text:s text:c="1"/></text:span><text:span text:style-name="a762" text:class-names="">rbp</text:span><text:span text:style-name="a763" text:class-names="">값을 저장</text:span></text:p>
            <text:p text:style-name="a769" text:class-names="" text:cond-style-name=""><text:span text:style-name="a765" text:class-names="">rsp</text:span><text:span text:style-name="a766" text:class-names="">메모리에<text:s text:c="1"/></text:span><text:span text:style-name="a767" text:class-names="">rdi</text:span><text:span text:style-name="a768" text:class-names="">값을 저장</text:span></text:p>
            <text:p text:style-name="a777" text:class-names="" text:cond-style-name=""><text:span text:style-name="a770" text:class-names="">rsp</text:span><text:span text:style-name="a771" text:class-names="">주소를<text:s text:c="1"/></text:span><text:span text:style-name="a772" text:class-names="">296</text:span><text:span text:style-name="a773" text:class-names="">바이트만큼 증가</text:span><text:span text:style-name="a774" text:class-names="">(-)</text:span><text:span text:style-name="a775" text:class-names="">시킴<text:s text:c="1"/></text:span><text:span text:style-name="a776" text:class-names=""/></text:p>
            <text:p text:style-name="a781" text:class-names="" text:cond-style-name=""><text:span text:style-name="a778" text:class-names="">(</text:span><text:span text:style-name="a779" text:class-names="">지역변수 공간 증가</text:span><text:span text:style-name="a780" text:class-names="">)</text:span></text:p>
            <text:p text:style-name="a786" text:class-names="" text:cond-style-name=""><text:span text:style-name="a782" text:class-names="">rbp</text:span><text:span text:style-name="a783" text:class-names="">에<text:s text:c="1"/></text:span><text:span text:style-name="a784" text:class-names="">[rsp+20h]</text:span><text:span text:style-name="a785" text:class-names="">의 메모리 주소를 저장</text:span></text:p>
            <text:p text:style-name="a788" text:class-names="" text:cond-style-name=""><text:span text:style-name="a787" text:class-names=""/></text:p>
            <text:p text:style-name="a793" text:class-names="" text:cond-style-name=""><text:span text:style-name="a789" text:class-names="">input_parameter</text:span><text:span text:style-name="a790" text:class-names="">에 값<text:s text:c="1"/></text:span><text:span text:style-name="a791" text:class-names="">3</text:span><text:span text:style-name="a792" text:class-names="">을 대입한다</text:span></text:p>
            <text:p text:style-name="a795" text:class-names="" text:cond-style-name=""><text:span text:style-name="a794" text:class-names=""/></text:p>
            <text:p text:style-name="a797" text:class-names="" text:cond-style-name=""><text:span text:style-name="a796" text:class-names=""/></text:p>
            <text:p text:style-name="a799" text:class-names="" text:cond-style-name=""><text:span text:style-name="a798" text:class-names=""/></text:p>
            <text:p text:style-name="a801" text:class-names="" text:cond-style-name=""><text:span text:style-name="a800" text:class-names=""/></text:p>
            <text:p text:style-name="a808" text:class-names="" text:cond-style-name=""><text:span text:style-name="a802" text:class-names="">ecx</text:span><text:span text:style-name="a803" text:class-names="">에 위에<text:s text:c="1"/></text:span><text:span text:style-name="a804" text:class-names="">input_parameter</text:span><text:span text:style-name="a805" text:class-names=""><text:s text:c="1"/></text:span><text:span text:style-name="a806" text:class-names="">값인<text:s text:c="1"/></text:span><text:span text:style-name="a807" text:class-names=""/></text:p>
            <text:p text:style-name="a812" text:class-names="" text:cond-style-name=""><text:span text:style-name="a809" text:class-names="">3</text:span><text:span text:style-name="a810" text:class-names="">을 대입한다</text:span><text:span text:style-name="a811" text:class-names="">.</text:span></text:p>
            <text:p text:style-name="a814" text:class-names="" text:cond-style-name=""><text:span text:style-name="a813" text:class-names=""/></text:p>
            <text:p text:style-name="a819" text:class-names="" text:cond-style-name=""><text:span text:style-name="a815" text:class-names="">for_asssembly_function_test</text:span><text:span text:style-name="a816" text:class-names="">함수가<text:s text:c="1"/></text:span><text:span text:style-name="a817" text:class-names="">있는</text:span><text:span text:style-name="a818" text:class-names=""/></text:p>
            <text:p text:style-name="a824" text:class-names="" text:cond-style-name=""><text:span text:style-name="a820" text:class-names=""><text:s text:c="1"/></text:span><text:span text:style-name="a821" text:class-names="">쪽인<text:s text:c="1"/></text:span><text:span text:style-name="a822" text:class-names="">07FF768631014h</text:span><text:span text:style-name="a823" text:class-names="">으로 이동 및</text:span></text:p>
            <text:p text:style-name="a828" text:class-names="" text:cond-style-name=""><text:span text:style-name="a825" text:class-names="">rsp</text:span><text:span text:style-name="a826" text:class-names="">의 메모리 값에 아래 주소인<text:s text:c="1"/></text:span><text:span text:style-name="a827" text:class-names=""/></text:p>
            <text:p text:style-name="a832" text:class-names="" text:cond-style-name=""><text:span text:style-name="a829" text:class-names="">00007FF7686318EA</text:span><text:span text:style-name="a830" text:class-names="">를 저장한다<text:s text:c="1"/></text:span><text:span text:style-name="a831" text:class-names=""/></text:p>
            <text:p text:style-name="a834" text:class-names="" text:cond-style-name=""><text:span text:style-name="a833" text:class-names=""/></text:p>
            <text:p text:style-name="a840" text:class-names="" text:cond-style-name=""><text:span text:style-name="a835" text:class-names=""><text:s text:c="1"/></text:span><text:span text:style-name="a836" text:class-names="">for_asssembly_function_test</text:span><text:span text:style-name="a837" text:class-names="">함수</text:span><text:span text:style-name="a838" text:class-names="">를 마치고</text:span><text:span text:style-name="a839" text:class-names=""/></text:p>
            <text:p text:style-name="a846" text:class-names="" text:cond-style-name=""><text:span text:style-name="a841" text:class-names="">Eax</text:span><text:span text:style-name="a842" text:class-names="">값을 가져와서<text:s text:c="1"/></text:span><text:span text:style-name="a843" text:class-names="">return_value</text:span><text:span text:style-name="a844" text:class-names="">에 대입</text:span><text:span text:style-name="a845" text:class-names=""/></text:p>
            <text:p text:style-name="a848" text:class-names="" text:cond-style-name=""><text:span text:style-name="a847" text:class-names=""/></text:p>
            <text:p text:style-name="a854" text:class-names="" text:cond-style-name=""><text:span text:style-name="a849" text:class-names="">Edx</text:span><text:span text:style-name="a850" text:class-names="">에<text:s text:c="1"/></text:span><text:span text:style-name="a851" text:class-names="">return_value</text:span><text:span text:style-name="a852" text:class-names="">값 대입</text:span><text:span text:style-name="a853" text:class-names=""/></text:p>
            <text:p text:style-name="a856" text:class-names="" text:cond-style-name=""><text:span text:style-name="a855" text:class-names=""/></text:p>
            <text:p text:style-name="a864" text:class-names="" text:cond-style-name=""><text:span text:style-name="a857" text:class-names="">Rcx</text:span><text:span text:style-name="a858" text:class-names="">에 주소</text:span><text:span text:style-name="a859" text:class-names="">(</text:span><text:span text:style-name="a860" text:class-names="">07FF768639C28h</text:span><text:span text:style-name="a861" text:class-names="">)</text:span><text:span text:style-name="a862" text:class-names="">대입</text:span><text:span text:style-name="a863" text:class-names=""/></text:p>
            <text:p text:style-name="a866" text:class-names="" text:cond-style-name=""><text:span text:style-name="a865" text:class-names=""/></text:p>
            <text:p text:style-name="a872" text:class-names="" text:cond-style-name=""><text:span text:style-name="a867" text:class-names="">07FF76863119Ah</text:span><text:span text:style-name="a868" text:class-names="">으로 이동 및<text:s text:c="1"/></text:span><text:span text:style-name="a869" text:class-names="">rsp</text:span><text:span text:style-name="a870" text:class-names="">의 메모리 값에</text:span><text:span text:style-name="a871" text:class-names=""/></text:p>
            <text:p text:style-name="a877" text:class-names="" text:cond-style-name=""><text:span text:style-name="a873" text:class-names=""><text:s text:c="1"/>아래 주소인<text:s text:c="1"/></text:span><text:span text:style-name="a874" text:class-names="">00007FF7686318FC<text:s text:c="1"/></text:span><text:span text:style-name="a875" text:class-names="">를 저장한다<text:s text:c="1"/></text:span><text:span text:style-name="a876" text:class-names=""/></text:p>
            <text:p text:style-name="a879" text:class-names="" text:cond-style-name=""><text:span text:style-name="a878" text:class-names=""/></text:p>
          </draw:text-box>
          <svg:title/>
          <svg:desc/>
        </draw:frame>
        <draw:connector draw:type="line" svg:x1="3.05319in" svg:y1="0.94724in" svg:x2="4.09449in" svg:y2="1.02362in" draw:id="id81" draw:style-name="a882" draw:name="직선 화살표 연결선 5">
          <svg:title/>
          <svg:desc/>
        </draw:connector>
        <draw:connector draw:type="line" svg:x1="3.34694in" svg:y1="1.20768in" svg:x2="4.09449in" svg:y2="1.27047in" draw:id="id82" draw:style-name="a884" draw:name="직선 화살표 연결선 6">
          <svg:title/>
          <svg:desc/>
        </draw:connector>
        <draw:connector draw:type="line" svg:x1="3.44843in" svg:y1="1.66378in" svg:x2="4.09449in" svg:y2="1.5748in" draw:id="id83" draw:style-name="a886" draw:name="직선 화살표 연결선 7">
          <svg:title/>
          <svg:desc/>
        </draw:connector>
        <draw:connector draw:type="line" svg:x1="2.95757in" svg:y1="2.12599in" svg:x2="4.05315in" svg:y2="2.99094in" draw:id="id84" draw:style-name="a888" draw:name="직선 화살표 연결선 8">
          <svg:title/>
          <svg:desc/>
        </draw:connector>
        <draw:connector draw:type="line" svg:x1="3.51693in" svg:y1="3.34173in" svg:x2="4.09449in" svg:y2="3.79016in" draw:id="id85" draw:style-name="a890" draw:name="직선 화살표 연결선 9">
          <svg:title/>
          <svg:desc/>
        </draw:connector>
        <draw:connector draw:type="line" svg:x1="3.54331in" svg:y1="4.08386in" svg:x2="4.05906in" svg:y2="4.09449in" draw:id="id86" draw:style-name="a892" draw:name="직선 화살표 연결선 10">
          <svg:title/>
          <svg:desc/>
        </draw:connector>
        <draw:connector draw:type="line" svg:x1="3.71142in" svg:y1="5.0622in" svg:x2="4.09449in" svg:y2="4.95001in" draw:id="id87" draw:style-name="a894" draw:name="직선 화살표 연결선 13">
          <svg:title/>
          <svg:desc/>
        </draw:connector>
        <draw:connector draw:type="line" svg:x1="3.19449in" svg:y1="5.71496in" svg:x2="4.11319in" svg:y2="5.4681in" draw:id="id88" draw:style-name="a896" draw:name="직선 화살표 연결선 27">
          <svg:title/>
          <svg:desc/>
        </draw:connector>
        <draw:connector draw:type="line" svg:x1="3.21485in" svg:y1="6.10827in" svg:x2="4.13355in" svg:y2="5.86142in" draw:id="id89" draw:style-name="a898" draw:name="직선 화살표 연결선 29">
          <svg:title/>
          <svg:desc/>
        </draw:connector>
        <draw:connector draw:type="line" svg:x1="3.23469in" svg:y1="6.39074in" svg:x2="4.15339in" svg:y2="6.14389in" draw:id="id90" draw:style-name="a900" draw:name="직선 화살표 연결선 30">
          <svg:title/>
          <svg:desc/>
        </draw:connector>
        <presentation:notes draw:style-name="a906">
          <draw:frame draw:id="id91" draw:style-name="a903" draw:name="슬라이드 번호 개체 틀 6" svg:x="4.67953in" svg:y="11.10827in" svg:width="3.5878in" svg:height="0.58425in">
            <draw:text-box>
              <text:p text:style-name="a902" text:class-names="" text:cond-style-name=""><text:span text:style-name="a901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92" presentation:style-name="a904" draw:name="슬라이드 이미지 개체 틀 1">
            <svg:title/>
            <svg:desc/>
          </draw:page-thumbnail>
          <draw:frame draw:id="id93" presentation:style-name="a905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907" draw:master-page-name="Master1-Layout7-blank-빈-화면" presentation:presentation-page-layout-name="Master1-PPL7" draw:id="Slide-258">
        <draw:custom-shape svg:x="4.25197in" svg:y="1.44956in" svg:width="1.5748in" svg:height="0.31496in" draw:id="id94" draw:style-name="a910" draw:name="직사각형 17">
          <svg:title/>
          <svg:desc/>
          <text:p text:style-name="a909" text:class-names="" text:cond-style-name=""><text:span text:style-name="a9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5197in" svg:y="6.66032in" svg:width="1.5748in" svg:height="0.31496in" draw:id="id95" draw:style-name="a913" draw:name="직사각형 16">
          <svg:title/>
          <svg:desc/>
          <text:p text:style-name="a912" text:class-names="" text:cond-style-name=""><text:span text:style-name="a9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5197in" svg:y="2.38195in" svg:width="1.5748in" svg:height="0.31496in" draw:id="id96" draw:style-name="a916" draw:name="직사각형 15">
          <svg:title/>
          <svg:desc/>
          <text:p text:style-name="a915" text:class-names="" text:cond-style-name=""><text:span text:style-name="a9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2.75591in" svg:y1="3.23327in" draw:start-shape="id97" draw:start-glue-point="1" svg:x2="4.7752in" svg:y2="3.71299in" draw:id="id98" draw:style-name="a918" draw:name="연결선: 꺾임 1">
          <svg:title/>
          <svg:desc/>
        </draw:connector>
        <draw:frame draw:id="id99" draw:style-name="a923" draw:name="TextBox 2" svg:x="0.03071in" svg:y="2.19488in" svg:width="2.7252in" svg:height="0.48228in">
          <draw:text-box>
            <text:p text:style-name="a920" text:class-names="" text:cond-style-name=""><text:span text:style-name="a919" text:class-names="">0x000000036D6FF950 – 0x128</text:span></text:p>
            <text:p text:style-name="a922" text:class-names="" text:cond-style-name=""><text:span text:style-name="a921" text:class-names="">=0x000000036D6FF828</text:span></text:p>
          </draw:text-box>
          <svg:title/>
          <svg:desc/>
        </draw:frame>
        <draw:frame draw:id="id97" draw:style-name="a928" draw:name="TextBox 3" svg:x="0.03071in" svg:y="2.99213in" svg:width="2.7252in" svg:height="0.48228in">
          <draw:text-box>
            <text:p text:style-name="a925" text:class-names="" text:cond-style-name=""><text:span text:style-name="a924" text:class-names="">0x000000036D6FF828 + 0x20</text:span></text:p>
            <text:p text:style-name="a927" text:class-names="" text:cond-style-name=""><text:span text:style-name="a926" text:class-names="">=0x000000036D6FF848</text:span></text:p>
          </draw:text-box>
          <svg:title/>
          <svg:desc/>
        </draw:frame>
        <draw:connector draw:type="standard" svg:x1="3.09409in" svg:y1="2.15551in" svg:x2="2.75591in" svg:y2="2.43583in" draw:end-shape="id99" draw:end-glue-point="1" draw:id="id100" draw:style-name="a930" draw:name="연결선: 꺾임 4">
          <svg:title/>
          <svg:desc/>
        </draw:connector>
        <draw:connector draw:type="standard" svg:x1="2.75591in" svg:y1="2.43583in" draw:start-shape="id99" draw:start-glue-point="1" svg:x2="3.08386in" svg:y2="2.87756in" draw:id="id101" draw:style-name="a932" draw:name="연결선: 꺾임 5">
          <svg:title/>
          <svg:desc/>
        </draw:connector>
        <draw:connector draw:type="standard" svg:x1="3.00118in" svg:y1="3.03228in" svg:x2="2.75591in" svg:y2="3.23307in" draw:end-shape="id97" draw:end-glue-point="1" draw:id="id102" draw:style-name="a934" draw:name="연결선: 꺾임 6">
          <svg:title/>
          <svg:desc/>
        </draw:connector>
        <draw:custom-shape svg:x="4.25197in" svg:y="6.26512in" svg:width="1.5748in" svg:height="0.31496in" draw:id="id103" draw:style-name="a937" draw:name="직사각형 7">
          <svg:title/>
          <svg:desc/>
          <text:p text:style-name="a936" text:class-names="" text:cond-style-name=""><text:span text:style-name="a9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presentation:style-name="a1101" draw:name="텍스트 개체 틀 8" svg:x="3.15in" svg:y="0.23622in" svg:width="7.6374in" svg:height="7.87402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38" text:class-names="">00007FF7686318C0 <text:s text:c="1"/>push <text:s text:c="7"/></text:span><text:span text:style-name="a939" text:class-names="">rbp</text:span><text:span text:style-name="a940" text:class-names="">하기 전의 레지스터 및 메모리 값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RSP = 000000036D6FF960 RBP = 000000036D6FF980</text:span></text:p>
              </text:list-item>
            </text:list>
            <text:list text:style-name="a951">
              <text:list-item>
                <text:p text:style-name="a950" text:class-names="" text:cond-style-name=""><text:span text:style-name="a946" text:class-names="">sp</text:span><text:span text:style-name="a947" text:class-names="">의 메모리 값<text:s text:c="1"/></text:span><text:span text:style-name="a948" text:class-names="">=<text:s text:c="1"/></text:span><text:span text:style-name="a949" text:class-names="">08 10 64 68 f7 7f 00 00 b4 05 67 4f fa 7f 00 00 d5 1e d3 86 f8 39 00 00 02 00 00</text:span></text:p>
              </text:list-item>
            </text:list>
            <text:list text:style-name="a956">
              <text:list-item>
                <text:p text:style-name="a955" text:class-names="" text:cond-style-name=""><text:span text:style-name="a952" text:class-names="">00007FF7686318C0 <text:s text:c="1"/>push <text:s text:c="7"/></text:span><text:span text:style-name="a953" text:class-names="">rbp</text:span><text:span text:style-name="a954" text:class-names="">의 레지스터 및 메모리 값</text:span></text:p>
              </text:list-item>
            </text:list>
            <text:list text:style-name="a961">
              <text:list-item>
                <text:p text:style-name="a960" text:class-names="" text:cond-style-name=""><text:span text:style-name="a957" text:class-names="">RSP = </text:span><text:span text:style-name="a958" text:class-names="">000000036D6FF958</text:span><text:span text:style-name="a959" text:class-names=""><text:s text:c="1"/>RBP = 000000036D6FF980</text:span></text:p>
              </text:list-item>
            </text:list>
            <text:list text:style-name="a966">
              <text:list-item>
                <text:p text:style-name="a965" text:class-names="" text:cond-style-name=""><text:span text:style-name="a962" text:class-names="">sp</text:span><text:span text:style-name="a963" text:class-names="">의 메모리 값<text:s text:c="1"/></text:span><text:span text:style-name="a964" text:class-names="">= 80 f9 6f 6d 03 00 00 00 08 10 64 68 f7 7f 00 00 b4 05 67 4f fa 7f 00 00 d5 1e d3</text:span></text:p>
              </text:list-item>
            </text:list>
            <text:list text:style-name="a971">
              <text:list-item>
                <text:p text:style-name="a970" text:class-names="" text:cond-style-name=""><text:span text:style-name="a967" text:class-names="">00007FF7686318C2 <text:s text:c="1"/>push <text:s text:c="7"/></text:span><text:span text:style-name="a968" text:class-names="">rdi</text:span><text:span text:style-name="a969" text:class-names="">의 레지스터 및 메모리 값</text:span></text:p>
              </text:list-item>
            </text:list>
            <text:list text:style-name="a975">
              <text:list-item>
                <text:p text:style-name="a974" text:class-names="" text:cond-style-name=""><text:span text:style-name="a972" text:class-names="">RSP = </text:span><text:span text:style-name="a973" text:class-names="">000000036D6FF950 RDI = 0000000000000000</text:span></text:p>
              </text:list-item>
            </text:list>
            <text:list text:style-name="a980">
              <text:list-item>
                <text:p text:style-name="a979" text:class-names="" text:cond-style-name=""><text:span text:style-name="a976" text:class-names="">sp</text:span><text:span text:style-name="a977" text:class-names="">의 메모리 값<text:s text:c="1"/></text:span><text:span text:style-name="a978" text:class-names="">= 00 00 00 00 00 00 00 00 80 f9 6f 6d 03 00 00 00 08 10 64 68 f7 7f 00 00 b4 05 67</text:span></text:p>
              </text:list-item>
            </text:list>
            <text:list text:style-name="a986">
              <text:list-item>
                <text:p text:style-name="a985" text:class-names="" text:cond-style-name=""><text:span text:style-name="a981" text:class-names="">00007FF7686318C3 <text:s text:c="1"/>sub <text:s text:c="8"/>rsp,128h(296</text:span><text:span text:style-name="a982" text:class-names="">바이트</text:span><text:span text:style-name="a983" text:class-names="">)</text:span><text:span text:style-name="a984" text:class-names="">의 레지스터 및 메모리 값</text:span></text:p>
              </text:list-item>
            </text:list>
            <text:list text:style-name="a990">
              <text:list-item>
                <text:p text:style-name="a989" text:class-names="" text:cond-style-name=""><text:span text:style-name="a987" text:class-names="">RSP = </text:span><text:span text:style-name="a988" text:class-names="">000000036D6FF828 RBP = 000000036D6FF980</text:span></text:p>
              </text:list-item>
            </text:list>
            <text:list text:style-name="a996">
              <text:list-item>
                <text:p text:style-name="a995" text:class-names="" text:cond-style-name=""><text:span text:style-name="a991" text:class-names="">00007FF7686318CA <text:s text:c="1"/>lea <text:s text:c="8"/></text:span><text:span text:style-name="a992" text:class-names="">rbp</text:span><text:span text:style-name="a993" text:class-names="">,[rsp+20h]</text:span><text:span text:style-name="a994" text:class-names="">의 레지스터 및 메모리 값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7" text:class-names="">RSP = 000000036D6FF828 RBP = </text:span><text:span text:style-name="a998" text:class-names="">000000036D6FF848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1" text:class-names="">00007FF7686318DB <text:s text:c="1"/>mov <text:s text:c="8"/></text:span><text:span text:style-name="a1002" text:class-names="">dword</text:span><text:span text:style-name="a1003" text:class-names=""><text:s text:c="1"/></text:span><text:span text:style-name="a1004" text:class-names="">ptr</text:span><text:span text:style-name="a1005" text:class-names=""><text:s text:c="1"/>[</text:span><text:span text:style-name="a1006" text:class-names="">input_parameter</text:span><text:span text:style-name="a1007" text:class-names="">],3</text:span><text:span text:style-name="a1008" text:class-names="">의 레지스터 및 메모리 값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1" text:class-names="">input_parameter</text:span><text:span text:style-name="a1012" text:class-names="">의 초기 값<text:s text:c="1"/></text:span><text:span text:style-name="a1013" text:class-names="">= 0x0000005c6b2ff644 {567}<text:s text:c="1"/></text:span><text:span text:style-name="a1014" text:class-names="">RSP = 0000005C6B2FF600 RBP = 0000005C6B2FF620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17" text:class-names="">input_parameter</text:span><text:span text:style-name="a1018" text:class-names="">의<text:s text:c="1"/></text:span><text:span text:style-name="a1019" text:class-names="">mov<text:s text:c="1"/></text:span><text:span text:style-name="a1020" text:class-names="">이후 값<text:s text:c="1"/></text:span><text:span text:style-name="a1021" text:class-names="">= 0x0000005c6b2ff644 {3}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24" text:class-names="">00007FF7686318E2 <text:s text:c="1"/>mov <text:s text:c="8"/></text:span><text:span text:style-name="a1025" text:class-names="">ecx,dword</text:span><text:span text:style-name="a1026" text:class-names=""><text:s text:c="1"/></text:span><text:span text:style-name="a1027" text:class-names="">ptr</text:span><text:span text:style-name="a1028" text:class-names=""><text:s text:c="1"/>[</text:span><text:span text:style-name="a1029" text:class-names="">input_parameter</text:span><text:span text:style-name="a1030" text:class-names="">]</text:span><text:span text:style-name="a1031" text:class-names="">의 레지스터 및 메모리 값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4" text:class-names="">RCX = </text:span><text:span text:style-name="a1035" text:class-names="">0000000000000003 RSP = 0000005C6B2FF600 RBP = 0000005C6B2FF620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38" text:class-names="">00007FF7686318E5 <text:s text:c="1"/>call <text:s text:c="7"/></text:span><text:span text:style-name="a1039" text:class-names="">for_asssembly_function_test</text:span><text:span text:style-name="a1040" text:class-names=""><text:s text:c="1"/>(07FF768631014h)</text:span><text:span text:style-name="a1041" text:class-names="">의 레지스터 및 메모리 값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44" text:class-names="">RSP = </text:span><text:span text:style-name="a1045" text:class-names="">0000005C6B2FF5F8</text:span><text:span text:style-name="a1046" text:class-names=""><text:s text:c="1"/>RBP = </text:span><text:span text:style-name="a1047" text:class-names="">0000005C6B2FF620</text:span><text:span text:style-name="a1048" text:class-names=""><text:s text:c="2"/></text:span><text:span text:style-name="a1049" text:class-names="">RSP = </text:span><text:span text:style-name="a1050" text:class-names="">000000F61B6FF848</text:span><text:span text:style-name="a1051" text:class-names=""><text:s text:c="1"/>RBP = 000000F61B6FF870</text:span><text:span text:style-name="a1052" text:class-names=""/></text:p>
              </text:list-item>
            </text:list>
            <text:list text:style-name="a1063">
              <text:list-item>
                <text:p text:style-name="a1062" text:class-names="" text:cond-style-name=""><text:span text:style-name="a1055" text:class-names="">sp</text:span><text:span text:style-name="a1056" text:class-names="">의 메모리 값<text:s text:c="1"/></text:span><text:span text:style-name="a1057" text:class-names="">=<text:s text:c="1"/></text:span><text:span text:style-name="a1058" text:class-names="">ea</text:span><text:span text:style-name="a1059" text:class-names=""><text:s text:c="1"/>18 63 68 f7 7f 00 00 08 10 64 68 f7 7f 00 00 b4 05 f7 9a fa 7f 00 00 dc 22<text:s text:c="1"/></text:span><text:span text:style-name="a1060" text:class-names="">6b</text:span><text:span text:style-name="a1061" text:class-names=""/></text:p>
              </text:list-item>
            </text:list>
            <text:list text:style-name="a1070">
              <text:list-item>
                <text:p text:style-name="a1069" text:class-names="" text:cond-style-name=""><text:span text:style-name="a1064" text:class-names="">sp</text:span><text:span text:style-name="a1065" text:class-names="">의 메모리 값<text:s text:c="1"/></text:span><text:span text:style-name="a1066" text:class-names="">=<text:s text:c="1"/></text:span><text:span text:style-name="a1067" text:class-names="">ea</text:span><text:span text:style-name="a1068" text:class-names=""><text:s text:c="1"/>18 7a 9f f7 7f 00 00 08 10 7b 9f f7 7f 00 00 b4 05 0e 09 f9 7f 00 00 ab 04 87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71" text:class-names="">00007FF79F7A18EA <text:s text:c="1"/>mov <text:s text:c="8"/></text:span><text:span text:style-name="a1072" text:class-names="">dword</text:span><text:span text:style-name="a1073" text:class-names=""><text:s text:c="1"/></text:span><text:span text:style-name="a1074" text:class-names="">ptr</text:span><text:span text:style-name="a1075" text:class-names=""><text:s text:c="1"/>[</text:span><text:span text:style-name="a1076" text:class-names="">return_value</text:span><text:span text:style-name="a1077" text:class-names="">],</text:span><text:span text:style-name="a1078" text:class-names="">eax</text:span><text:span text:style-name="a1079" text:class-names="">의 레지스터 및 메모리 값</text:span><text:span text:style-name="a1080" text:class-names=""/></text:p>
              </text:list-item>
            </text:list>
            <text:list text:style-name="a1091">
              <text:list-item>
                <text:p text:style-name="a1090" text:class-names="" text:cond-style-name=""><text:span text:style-name="a1083" text:class-names="">0x000000F61B6FF874(</text:span><text:span text:style-name="a1084" text:class-names="">return_value</text:span><text:span text:style-name="a1085" text:class-names="">)</text:span><text:span text:style-name="a1086" text:class-names=""> = </text:span><text:span text:style-name="a1087" text:class-names="">00000006<text:s text:c="1"/></text:span><text:span text:style-name="a1088" text:class-names="">RAX = 0000000000000006</text:span><text:span text:style-name="a1089" text:class-names=""/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/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/></text:p>
              </text:list-item>
            </text:list>
          </draw:text-box>
          <svg:title/>
          <svg:desc/>
        </draw:frame>
        <draw:frame draw:id="id105" draw:style-name="a1112" draw:name="TextBox 9" svg:x="0.15748in" svg:y="3.92717in" svg:width="2.55468in" svg:height="0.53695in">
          <draw:text-box>
            <text:p text:style-name="a1107" text:class-names="" text:cond-style-name=""><text:span text:style-name="a1102" text:class-names="">디버깅을<text:s text:c="1"/></text:span><text:span text:style-name="a1103" text:class-names="">다시했더니</text:span><text:span text:style-name="a1104" text:class-names=""><text:s text:c="1"/>주소<text:s text:c="1"/></text:span><text:span text:style-name="a1105" text:class-names="">값이</text:span><text:span text:style-name="a1106" text:class-names=""/></text:p>
            <text:p text:style-name="a1111" text:class-names="" text:cond-style-name=""><text:span text:style-name="a1108" text:class-names=""><text:s text:c="1"/></text:span><text:span text:style-name="a1109" text:class-names="">초기화됌</text:span><text:span text:style-name="a1110" text:class-names=""/></text:p>
          </draw:text-box>
          <svg:title/>
          <svg:desc/>
        </draw:frame>
        <draw:frame draw:id="id106" draw:style-name="a1129" draw:name="TextBox 10" svg:x="0.07874in" svg:y="0.86614in" svg:width="2.91308in" svg:height="0.75573in">
          <draw:text-box>
            <text:p text:style-name="a1118" text:class-names="" text:cond-style-name=""><text:span text:style-name="a1113" text:class-names="">sp</text:span><text:span text:style-name="a1114" text:class-names="">의 메모리 값을 표시 한<text:s text:c="1"/></text:span><text:span text:style-name="a1115" text:class-names="">곳을보면</text:span><text:span text:style-name="a1116" text:class-names=""><text:s text:c="1"/></text:span><text:span text:style-name="a1117" text:class-names=""/></text:p>
            <text:p text:style-name="a1124" text:class-names="" text:cond-style-name=""><text:span text:style-name="a1119" text:class-names="">오른쪽에서<text:s text:c="1"/></text:span><text:span text:style-name="a1120" text:class-names="">왼쪽순으로<text:s text:c="1"/></text:span><text:span text:style-name="a1121" text:class-names="">rbp</text:span><text:span text:style-name="a1122" text:class-names="">값이<text:s text:c="1"/></text:span><text:span text:style-name="a1123" text:class-names=""/></text:p>
            <text:p text:style-name="a1128" text:class-names="" text:cond-style-name=""><text:span text:style-name="a1125" text:class-names="">저장된<text:s text:c="1"/></text:span><text:span text:style-name="a1126" text:class-names="">것을 확인 할 수 있다</text:span><text:span text:style-name="a1127" text:class-names="">.</text:span></text:p>
          </draw:text-box>
          <svg:title/>
          <svg:desc/>
        </draw:frame>
        <draw:connector draw:type="standard" svg:x1="2.99182in" svg:y1="1.24401in" draw:start-shape="id106" draw:start-glue-point="1" svg:x2="3.09409in" svg:y2="1.18622in" draw:id="id107" draw:style-name="a1131" draw:name="연결선: 꺾임 11">
          <svg:title/>
          <svg:desc/>
        </draw:connector>
        <draw:connector draw:type="standard" svg:x1="2.99182in" svg:y1="1.24401in" draw:start-shape="id106" draw:start-glue-point="1" svg:x2="3.08386in" svg:y2="1.97008in" draw:id="id108" draw:style-name="a1133" draw:name="연결선: 꺾임 12">
          <svg:title/>
          <svg:desc/>
        </draw:connector>
        <draw:connector draw:type="standard" svg:x1="5.82677in" svg:y1="1.44956in" svg:x2="6.1383in" svg:y2="1.24401in" draw:id="id109" draw:style-name="a1135" draw:transform="translate(-5.98253in -1.34678in) rotate(-3.14159) translate(5.98253in 1.34678in)" draw:name="연결선: 꺾임 19">
          <svg:title/>
          <svg:desc/>
        </draw:connector>
        <draw:connector draw:type="standard" svg:x1="5.82677in" svg:y1="2.43583in" svg:x2="6.1383in" svg:y2="2.19488in" draw:id="id110" draw:style-name="a1137" draw:transform="translate(-5.98253in -2.31535in) rotate(-3.14159) translate(5.98253in 2.31535in)" draw:name="연결선: 꺾임 22">
          <svg:title/>
          <svg:desc/>
        </draw:connector>
        <draw:frame draw:id="id111" draw:style-name="a1149" draw:name="TextBox 25" svg:x="0.2369in" svg:y="4.95385in" svg:width="2.77978in" svg:height="0.53695in">
          <draw:text-box>
            <text:p text:style-name="a1145" text:class-names="" text:cond-style-name=""><text:span text:style-name="a1138" text:class-names="">RCX</text:span><text:span text:style-name="a1139" text:class-names="">에<text:s text:c="1"/></text:span><text:span text:style-name="a1140" text:class-names="">input_parameter</text:span><text:span text:style-name="a1141" text:class-names="">값인<text:s text:c="1"/></text:span><text:span text:style-name="a1142" text:class-names="">3h</text:span><text:span text:style-name="a1143" text:class-names="">를</text:span><text:span text:style-name="a1144" text:class-names=""/></text:p>
            <text:p text:style-name="a1148" text:class-names="" text:cond-style-name=""><text:span text:style-name="a1146" text:class-names="">넣음</text:span><text:span text:style-name="a1147" text:class-names=""/></text:p>
          </draw:text-box>
          <svg:title/>
          <svg:desc/>
        </draw:frame>
        <draw:frame draw:id="id112" draw:style-name="a1162" draw:name="TextBox 26" svg:x="0.07913in" svg:y="6.26219in" svg:width="3.09533in" svg:height="0.53695in">
          <draw:text-box>
            <text:p text:style-name="a1156" text:class-names="" text:cond-style-name=""><text:span text:style-name="a1150" text:class-names="">(</text:span><text:span text:style-name="a1151" text:class-names="">집에 와서 해서<text:s text:c="1"/></text:span><text:span text:style-name="a1152" text:class-names="">sp</text:span><text:span text:style-name="a1153" text:class-names=""><text:s text:c="1"/></text:span><text:span text:style-name="a1154" text:class-names="">및 주소 값이 다름</text:span><text:span text:style-name="a1155" text:class-names="">)</text:span></text:p>
            <text:p text:style-name="a1161" text:class-names="" text:cond-style-name=""><text:span text:style-name="a1157" text:class-names="">Sp</text:span><text:span text:style-name="a1158" text:class-names=""><text:s text:c="1"/></text:span><text:span text:style-name="a1159" text:class-names="">메모리 값에 아래 주소를 저장시킴</text:span><text:span text:style-name="a1160" text:class-names=""/></text:p>
          </draw:text-box>
          <svg:title/>
          <svg:desc/>
        </draw:frame>
        <draw:connector draw:type="standard" svg:x1="4.09575in" svg:y1="7.07447in" svg:x2="4.25197in" svg:y2="6.97528in" draw:id="id113" draw:style-name="a1164" draw:transform="translate(-4.17386in -7.02487in) rotate(-3.14159) translate(4.17386in 7.02487in)" draw:name="연결선: 꺾임 30">
          <svg:title/>
          <svg:desc/>
        </draw:connector>
        <draw:connector draw:type="standard" svg:x1="1.96809in" svg:y1="6.79914in" svg:x2="3.03784in" svg:y2="7.17021in" draw:id="id114" draw:style-name="a1166" draw:name="연결선: 꺾임 32">
          <svg:title/>
          <svg:desc/>
        </draw:connector>
        <presentation:notes draw:style-name="a1172">
          <draw:frame draw:id="id115" draw:style-name="a1169" draw:name="슬라이드 번호 개체 틀 6" svg:x="4.67953in" svg:y="11.10827in" svg:width="3.5878in" svg:height="0.58425in">
            <draw:text-box>
              <text:p text:style-name="a1168" text:class-names="" text:cond-style-name=""><text:span text:style-name="a1167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16" presentation:style-name="a1170" draw:name="슬라이드 이미지 개체 틀 1">
            <svg:title/>
            <svg:desc/>
          </draw:page-thumbnail>
          <draw:frame draw:id="id117" presentation:style-name="a1171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1173" draw:master-page-name="Master1-Layout7-blank-빈-화면" presentation:presentation-page-layout-name="Master1-PPL7" draw:id="Slide-262">
        <draw:custom-shape svg:x="4in" svg:y="2.62766in" svg:width="1.67021in" svg:height="0.24468in" draw:id="id118" draw:style-name="a1176" draw:name="직사각형 13">
          <svg:title/>
          <svg:desc/>
          <text:p text:style-name="a1175" text:class-names="" text:cond-style-name=""><text:span text:style-name="a11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presentation:style-name="a1237" draw:name="텍스트 개체 틀 8" svg:x="3.15in" svg:y="0.23622in" svg:width="7.6374in" svg:height="7.87402in" presentation:class="outline" presentation:placeholder="false">
          <draw:text-box>
            <text:list text:style-name="a1187">
              <text:list-item>
                <text:p text:style-name="a1186" text:class-names="" text:cond-style-name=""><text:span text:style-name="a1177" text:class-names="">00007FF79F7A18ED <text:s text:c="1"/>mov <text:s text:c="8"/></text:span><text:span text:style-name="a1178" text:class-names="">edx,dword</text:span><text:span text:style-name="a1179" text:class-names=""><text:s text:c="1"/></text:span><text:span text:style-name="a1180" text:class-names="">ptr</text:span><text:span text:style-name="a1181" text:class-names=""><text:s text:c="1"/>[</text:span><text:span text:style-name="a1182" text:class-names="">return_value</text:span><text:span text:style-name="a1183" text:class-names="">]</text:span><text:span text:style-name="a1184" text:class-names="">의<text:s text:c="1"/></text:span><text:span text:style-name="a1185" text:class-names="">레지스터 및 메모리 값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88" text:class-names="">RDX = </text:span><text:span text:style-name="a1189" text:class-names="">0000000000000006<text:s text:c="1"/></text:span><text:span text:style-name="a1190" text:class-names="">RCX = 00007FF79F7B1008</text:span><text:span text:style-name="a1191" text:class-names=""/></text:p>
              </text:list-item>
            </text:list>
            <text:list text:style-name="a1201">
              <text:list-item>
                <text:p text:style-name="a1200" text:class-names="" text:cond-style-name=""><text:span text:style-name="a1194" text:class-names="">00007FF79F7A18F0 <text:s text:c="1"/>lea <text:s text:c="8"/></text:span><text:span text:style-name="a1195" text:class-names="">rcx</text:span><text:span text:style-name="a1196" text:class-names="">,[string "</text:span><text:span text:style-name="a1197" text:class-names="">return_value</text:span><text:span text:style-name="a1198" text:class-names=""><text:s text:c="1"/>= %d\n" (07FF79F7A9C28h)]</text:span><text:span text:style-name="a1199" text:class-names="">의 레지스터 및 메모리 값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2" text:class-names="">RCX = </text:span><text:span text:style-name="a1203" text:class-names="">00007FF79F7A9C28<text:s text:c="1"/>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6" text:class-names="">00007FF7686318F7 <text:s text:c="1"/>call <text:s text:c="7"/></text:span><text:span text:style-name="a1207" text:class-names="">printf</text:span><text:span text:style-name="a1208" text:class-names=""><text:s text:c="1"/>(07FF76863119Ah)<text:s text:c="1"/></text:span><text:span text:style-name="a1209" text:class-names="">의 레지스터 및 메모리 값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/></text:p>
              </text:list-item>
            </text:list>
            <text:list text:style-name="a1224">
              <text:list-item>
                <text:p text:style-name="a1223" text:class-names="" text:cond-style-name=""><text:span text:style-name="a1215" text:class-names="">00007FF79F7A119A <text:s text:c="1"/></text:span><text:span text:style-name="a1216" text:class-names="">jmp</text:span><text:span text:style-name="a1217" text:class-names=""><text:s text:c="9"/></text:span><text:span text:style-name="a1218" text:class-names="">printf</text:span><text:span text:style-name="a1219" text:class-names=""><text:s text:c="1"/>(07FF79F7A1920h)</text:span><text:span text:style-name="a1220" text:class-names=""><text:s text:c="1"/></text:span><text:span text:style-name="a1221" text:class-names="">으로 이동 후</text:span><text:span text:style-name="a1222" text:class-names=""/></text:p>
              </text:list-item>
            </text:list>
            <text:list text:style-name="a1233">
              <text:list-item>
                <text:p text:style-name="a1232" text:class-names="" text:cond-style-name=""><text:span text:style-name="a1225" text:class-names="">다음<text:s text:c="1"/></text:span><text:span text:style-name="a1226" text:class-names="">sp</text:span><text:span text:style-name="a1227" text:class-names=""><text:s text:c="1"/></text:span><text:span text:style-name="a1228" text:class-names="">값<text:s text:c="1"/></text:span><text:span text:style-name="a1229" text:class-names="">=<text:s text:c="1"/></text:span><text:span text:style-name="a1230" text:class-names="">fc 18 7a 9f f7 7f 00 00 03 00 00 00 f7 7f 00 00 b4 05 0e 09 f9 7f 00 00 ab 04 87</text:span><text:span text:style-name="a1231" text:class-names=""/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/></text:p>
              </text:list-item>
            </text:list>
          </draw:text-box>
          <svg:title/>
          <svg:desc/>
        </draw:frame>
        <draw:frame draw:id="id120" draw:style-name="a1263" draw:name="TextBox 14" svg:x="0.30851in" svg:y="0.51064in" svg:width="2.79474in" svg:height="2.22148in">
          <draw:text-box>
            <text:p text:style-name="a1243" text:class-names="" text:cond-style-name=""><text:span text:style-name="a1238" text:class-names="">Return_value</text:span><text:span text:style-name="a1239" text:class-names="">값인<text:s text:c="1"/></text:span><text:span text:style-name="a1240" text:class-names="">6</text:span><text:span text:style-name="a1241" text:class-names="">을</text:span><text:span text:style-name="a1242" text:class-names=""/></text:p>
            <text:p text:style-name="a1247" text:class-names="" text:cond-style-name=""><text:span text:style-name="a1244" text:class-names="">Rdx</text:span><text:span text:style-name="a1245" text:class-names="">에 대입</text:span><text:span text:style-name="a1246" text:class-names=""/></text:p>
            <text:p text:style-name="a1249" text:class-names="" text:cond-style-name=""><text:span text:style-name="a1248" text:class-names=""/></text:p>
            <text:p text:style-name="a1254" text:class-names="" text:cond-style-name=""><text:span text:style-name="a1250" text:class-names="">Rcx</text:span><text:span text:style-name="a1251" text:class-names="">에</text:span><text:span text:style-name="a1252" text:class-names=""><text:s text:c="1"/></text:span><text:span text:style-name="a1253" text:class-names="">07FF79F7A9C28h<text:s text:c="1"/></text:span></text:p>
            <text:p text:style-name="a1257" text:class-names="" text:cond-style-name=""><text:span text:style-name="a1255" text:class-names="">대입</text:span><text:span text:style-name="a1256" text:class-names=""/></text:p>
            <text:p text:style-name="a1259" text:class-names="" text:cond-style-name=""><text:span text:style-name="a1258" text:class-names=""/></text:p>
            <text:p text:style-name="a1262" text:class-names="" text:cond-style-name=""><text:span text:style-name="a1260" text:class-names="">??</text:span><text:span text:style-name="a1261" text:class-names=""/></text:p>
          </draw:text-box>
          <svg:title/>
          <svg:desc/>
        </draw:frame>
        <presentation:notes draw:style-name="a1270">
          <draw:frame draw:id="id121" draw:style-name="a1267" draw:name="슬라이드 번호 개체 틀 6" svg:x="4.67953in" svg:y="11.10827in" svg:width="3.5878in" svg:height="0.58425in">
            <draw:text-box>
              <text:p text:style-name="a1266" text:class-names="" text:cond-style-name=""><text:span text:style-name="a1264" text:class-names=""><text:page-number style:num-format="1" text:fixed="false">3</text:page-number></text:span><text:span text:style-name="a1265" text:class-names=""/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22" presentation:style-name="a1268" draw:name="슬라이드 이미지 개체 틀 1">
            <svg:title/>
            <svg:desc/>
          </draw:page-thumbnail>
          <draw:frame draw:id="id123" presentation:style-name="a1269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71" draw:master-page-name="Master1-Layout7-blank-빈-화면" presentation:presentation-page-layout-name="Master1-PPL7" draw:id="Slide-259">
        <draw:custom-shape svg:x="3.46457in" svg:y="0.07874in" svg:width="1.70565in" svg:height="8.03149in" draw:id="id124" draw:style-name="a1274" draw:name="직사각형 1">
          <svg:title/>
          <svg:desc/>
          <text:p text:style-name="a1273" text:class-names="" text:cond-style-name=""><text:span text:style-name="a12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1346" draw:name="TextBox 2" svg:x="3.46457in" svg:y="0.23622in" svg:width="7.75799in" svg:height="4.43857in">
          <draw:text-box>
            <text:p text:style-name="a1279" text:class-names="" text:cond-style-name=""><text:span text:style-name="a1275" text:class-names=""><text:tab/><text:tab/></text:span><text:span text:style-name="a1276" text:class-names="">int<text:s text:c="1"/></text:span><text:span text:style-name="a1277" text:class-names="">for_asssembly_function_test</text:span><text:span text:style-name="a1278" text:class-names="">(int number)</text:span></text:p>
            <text:p text:style-name="a1283" text:class-names="" text:cond-style-name=""><text:span text:style-name="a1280" text:class-names=""><text:tab/><text:tab/></text:span><text:span text:style-name="a1281" text:class-names="">{</text:span><text:span text:style-name="a1282" text:class-names=""/></text:p>
            <text:p text:style-name="a1291" text:class-names="" text:cond-style-name=""><text:span text:style-name="a1284" text:class-names="">00007FF768631880 <text:s text:c="1"/>mov <text:s text:c="8"/></text:span><text:span text:style-name="a1285" text:class-names="">dword</text:span><text:span text:style-name="a1286" text:class-names=""><text:s text:c="1"/></text:span><text:span text:style-name="a1287" text:class-names="">ptr</text:span><text:span text:style-name="a1288" text:class-names=""><text:s text:c="1"/>[rsp+8],</text:span><text:span text:style-name="a1289" text:class-names="">ecx</text:span><text:span text:style-name="a1290" text:class-names=""><text:s text:c="2"/></text:span></text:p>
            <text:p text:style-name="a1295" text:class-names="" text:cond-style-name=""><text:span text:style-name="a1292" text:class-names="">00007FF768631884 <text:s text:c="1"/>push <text:s text:c="7"/></text:span><text:span text:style-name="a1293" text:class-names="">rbp</text:span><text:span text:style-name="a1294" text:class-names=""><text:s text:c="2"/></text:span></text:p>
            <text:p text:style-name="a1299" text:class-names="" text:cond-style-name=""><text:span text:style-name="a1296" text:class-names="">00007FF768631885 <text:s text:c="1"/>push <text:s text:c="7"/></text:span><text:span text:style-name="a1297" text:class-names="">rdi</text:span><text:span text:style-name="a1298" text:class-names=""><text:s text:c="2"/></text:span></text:p>
            <text:p text:style-name="a1301" text:class-names="" text:cond-style-name=""><text:span text:style-name="a1300" text:class-names="">00007FF768631886 <text:s text:c="1"/>sub <text:s text:c="8"/>rsp,0E8h <text:s text:c="1"/></text:span></text:p>
            <text:p text:style-name="a1305" text:class-names="" text:cond-style-name=""><text:span text:style-name="a1302" text:class-names="">00007FF76863188D <text:s text:c="1"/>lea <text:s text:c="8"/></text:span><text:span text:style-name="a1303" text:class-names="">rbp</text:span><text:span text:style-name="a1304" text:class-names="">,[rsp+20h] <text:s text:c="1"/></text:span></text:p>
            <text:p text:style-name="a1309" text:class-names="" text:cond-style-name=""><text:span text:style-name="a1306" text:class-names="">00007FF768631892 <text:s text:c="1"/>lea <text:s text:c="8"/></text:span><text:span text:style-name="a1307" text:class-names="">rcx</text:span><text:span text:style-name="a1308" text:class-names="">,[__94AA5AED_main@c (07FF768641008h)] <text:s text:c="1"/></text:span></text:p>
            <text:p text:style-name="a1313" text:class-names="" text:cond-style-name=""><text:span text:style-name="a1310" text:class-names="">00007FF768631899 <text:s text:c="1"/>call <text:s text:c="7"/>__</text:span><text:span text:style-name="a1311" text:class-names="">CheckForDebuggerJustMyCode</text:span><text:span text:style-name="a1312" text:class-names=""><text:s text:c="1"/>(07FF768631370h) <text:s text:c="1"/></text:span></text:p>
            <text:p text:style-name="a1317" text:class-names="" text:cond-style-name=""><text:span text:style-name="a1314" text:class-names=""><text:tab/><text:tab/></text:span><text:span text:style-name="a1315" text:class-names="">return<text:s text:c="1"/></text:span><text:span text:style-name="a1316" text:class-names="">number * 2;</text:span></text:p>
            <text:p text:style-name="a1323" text:class-names="" text:cond-style-name=""><text:span text:style-name="a1318" text:class-names="">00007FF76863189E <text:s text:c="1"/>mov <text:s text:c="8"/></text:span><text:span text:style-name="a1319" text:class-names="">eax,dword</text:span><text:span text:style-name="a1320" text:class-names=""><text:s text:c="1"/></text:span><text:span text:style-name="a1321" text:class-names="">ptr</text:span><text:span text:style-name="a1322" text:class-names=""><text:s text:c="1"/>[number] <text:s text:c="1"/></text:span></text:p>
            <text:p text:style-name="a1327" text:class-names="" text:cond-style-name=""><text:span text:style-name="a1324" text:class-names="">00007FF7686318A4 <text:s text:c="1"/></text:span><text:span text:style-name="a1325" text:class-names="">shl</text:span><text:span text:style-name="a1326" text:class-names=""><text:s text:c="9"/>eax,1 <text:s text:c="1"/></text:span></text:p>
            <text:p text:style-name="a1331" text:class-names="" text:cond-style-name=""><text:span text:style-name="a1328" text:class-names=""><text:tab/><text:tab/></text:span><text:span text:style-name="a1329" text:class-names="">}</text:span><text:span text:style-name="a1330" text:class-names=""/></text:p>
            <text:p text:style-name="a1335" text:class-names="" text:cond-style-name=""><text:span text:style-name="a1332" text:class-names="">00007FF7686318A6 <text:s text:c="1"/>lea <text:s text:c="8"/></text:span><text:span text:style-name="a1333" text:class-names="">rsp</text:span><text:span text:style-name="a1334" text:class-names="">,[rbp+0C8h] <text:s text:c="1"/></text:span></text:p>
            <text:p text:style-name="a1339" text:class-names="" text:cond-style-name=""><text:span text:style-name="a1336" text:class-names="">00007FF7686318AD <text:s text:c="1"/>pop <text:s text:c="8"/></text:span><text:span text:style-name="a1337" text:class-names="">rdi</text:span><text:span text:style-name="a1338" text:class-names=""><text:s text:c="2"/></text:span></text:p>
            <text:p text:style-name="a1343" text:class-names="" text:cond-style-name=""><text:span text:style-name="a1340" text:class-names="">00007FF7686318AE <text:s text:c="1"/>pop <text:s text:c="8"/></text:span><text:span text:style-name="a1341" text:class-names="">rbp</text:span><text:span text:style-name="a1342" text:class-names=""><text:s text:c="2"/></text:span></text:p>
            <text:p text:style-name="a1345" text:class-names="" text:cond-style-name=""><text:span text:style-name="a1344" text:class-names="">00007FF7686318AF <text:s text:c="1"/>ret</text:span></text:p>
          </draw:text-box>
          <svg:title/>
          <svg:desc/>
        </draw:frame>
        <draw:frame draw:id="id126" draw:style-name="a1371" draw:name="TextBox 3" svg:x="-0.09574in" svg:y="0.16575in" svg:width="2.94681in" svg:height="1.1933in">
          <draw:text-box>
            <text:p text:style-name="a1358" text:class-names="" text:cond-style-name=""><text:span text:style-name="a1347" text:class-names="">jmp</text:span><text:span text:style-name="a1348" text:class-names="">을 사용하여<text:s text:c="1"/></text:span><text:span text:style-name="a1349" text:class-names="">(main<text:s text:c="1"/></text:span><text:span text:style-name="a1350" text:class-names="">jmp</text:span><text:span text:style-name="a1351" text:class-names="">쪽 주소 참조</text:span><text:span text:style-name="a1352" text:class-names="">)</text:span><text:span text:style-name="a1353" text:class-names=""><text:s text:c="1"/></text:span><text:span text:style-name="a1354" text:class-names="">00007FF768631880</text:span><text:span text:style-name="a1355" text:class-names="">으로<text:s text:c="1"/></text:span><text:span text:style-name="a1356" text:class-names="">이동</text:span><text:span text:style-name="a1357" text:class-names=""/></text:p>
            <text:p text:style-name="a1360" text:class-names="" text:cond-style-name=""><text:span text:style-name="a1359" text:class-names=""/></text:p>
            <text:p text:style-name="a1368" text:class-names="" text:cond-style-name=""><text:span text:style-name="a1361" text:class-names="">[rsp+8]</text:span><text:span text:style-name="a1362" text:class-names="">에<text:s text:c="1"/></text:span><text:span text:style-name="a1363" text:class-names="">ecx</text:span><text:span text:style-name="a1364" text:class-names="">값</text:span><text:span text:style-name="a1365" text:class-names="">(3)</text:span><text:span text:style-name="a1366" text:class-names="">을 대입</text:span><text:span text:style-name="a1367" text:class-names=""/></text:p>
            <text:p text:style-name="a1370" text:class-names="" text:cond-style-name=""><text:span text:style-name="a1369" text:class-names=""/></text:p>
          </draw:text-box>
          <svg:title/>
          <svg:desc/>
        </draw:frame>
        <draw:connector draw:type="line" svg:x1="2.85106in" svg:y1="0.92587in" svg:x2="3.39824in" svg:y2="0.92587in" draw:id="id127" draw:style-name="a1373" draw:name="직선 화살표 연결선 6">
          <svg:title/>
          <svg:desc/>
        </draw:connector>
        <draw:frame draw:id="id128" draw:style-name="a1405" draw:name="TextBox 8" svg:x="0in" svg:y="2.7083in" svg:width="2.94681in" svg:height="2.06843in">
          <draw:text-box>
            <text:p text:style-name="a1379" text:class-names="" text:cond-style-name=""><text:span text:style-name="a1374" text:class-names="">Eax</text:span><text:span text:style-name="a1375" text:class-names="">에<text:s text:c="1"/></text:span><text:span text:style-name="a1376" text:class-names="">number</text:span><text:span text:style-name="a1377" text:class-names="">의 값 대입</text:span><text:span text:style-name="a1378" text:class-names=""/></text:p>
            <text:p text:style-name="a1381" text:class-names="" text:cond-style-name=""><text:span text:style-name="a1380" text:class-names=""/></text:p>
            <text:p text:style-name="a1387" text:class-names="" text:cond-style-name=""><text:span text:style-name="a1382" text:class-names="">Eax</text:span><text:span text:style-name="a1383" text:class-names="">값을<text:s text:c="1"/></text:span><text:span text:style-name="a1384" text:class-names="">(</text:span><text:span text:style-name="a1385" text:class-names="">eax</text:span><text:span text:style-name="a1386" text:class-names="">)*(1*2)</text:span></text:p>
            <text:p text:style-name="a1389" text:class-names="" text:cond-style-name=""><text:span text:style-name="a1388" text:class-names=""/></text:p>
            <text:p text:style-name="a1391" text:class-names="" text:cond-style-name=""><text:span text:style-name="a1390" text:class-names=""/></text:p>
            <text:p text:style-name="a1402" text:class-names="" text:cond-style-name=""><text:span text:style-name="a1392" text:class-names="">00007FF79F7A18EA <text:s text:c="1"/>mov <text:s text:c="8"/></text:span><text:span text:style-name="a1393" text:class-names="">dword</text:span><text:span text:style-name="a1394" text:class-names=""><text:s text:c="1"/></text:span><text:span text:style-name="a1395" text:class-names="">ptr</text:span><text:span text:style-name="a1396" text:class-names=""><text:s text:c="1"/>[</text:span><text:span text:style-name="a1397" text:class-names="">return_value</text:span><text:span text:style-name="a1398" text:class-names="">],</text:span><text:span text:style-name="a1399" text:class-names="">eax</text:span><text:span text:style-name="a1400" text:class-names="">으로 이동하기 위한 과정</text:span><text:span text:style-name="a1401" text:class-names=""/></text:p>
            <text:p text:style-name="a1404" text:class-names="" text:cond-style-name=""><text:span text:style-name="a1403" text:class-names=""/></text:p>
          </draw:text-box>
          <svg:title/>
          <svg:desc/>
        </draw:frame>
        <draw:connector draw:type="line" svg:x1="2.67322in" svg:y1="2.88331in" svg:x2="3.2204in" svg:y2="2.88331in" draw:id="id129" draw:style-name="a1407" draw:name="직선 화살표 연결선 9">
          <svg:title/>
          <svg:desc/>
        </draw:connector>
        <draw:connector draw:type="line" svg:x1="2.67322in" svg:y1="3.2131in" svg:x2="3.2204in" svg:y2="3.2131in" draw:id="id130" draw:style-name="a1409" draw:name="직선 화살표 연결선 10">
          <svg:title/>
          <svg:desc/>
        </draw:connector>
        <draw:connector draw:type="line" svg:x1="2.82979in" svg:y1="4.03225in" svg:x2="3.37697in" svg:y2="4.03225in" draw:id="id131" draw:style-name="a1411" draw:name="직선 화살표 연결선 11">
          <svg:title/>
          <svg:desc/>
        </draw:connector>
        <presentation:notes draw:style-name="a1417">
          <draw:frame draw:id="id132" draw:style-name="a1414" draw:name="슬라이드 번호 개체 틀 6" svg:x="4.67953in" svg:y="11.10827in" svg:width="3.5878in" svg:height="0.58425in">
            <draw:text-box>
              <text:p text:style-name="a1413" text:class-names="" text:cond-style-name=""><text:span text:style-name="a1412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33" presentation:style-name="a1415" draw:name="슬라이드 이미지 개체 틀 1">
            <svg:title/>
            <svg:desc/>
          </draw:page-thumbnail>
          <draw:frame draw:id="id134" presentation:style-name="a1416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418" draw:master-page-name="Master1-Layout7-blank-빈-화면" presentation:presentation-page-layout-name="Master1-PPL7" draw:id="Slide-260">
        <draw:custom-shape svg:x="4.40426in" svg:y="2.89362in" svg:width="1.59726in" svg:height="0.28723in" draw:id="id135" draw:style-name="a1421" draw:name="직사각형 12">
          <svg:title/>
          <svg:desc/>
          <text:p text:style-name="a1420" text:class-names="" text:cond-style-name=""><text:span text:style-name="a14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5319in" svg:y="0.76173in" svg:width="1.59726in" svg:height="0.28723in" draw:id="id136" draw:style-name="a1424" draw:name="직사각형 5">
          <svg:title/>
          <svg:desc/>
          <text:p text:style-name="a1423" text:class-names="" text:cond-style-name=""><text:span text:style-name="a1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1702in" svg:y="1.75532in" svg:width="1.59726in" svg:height="0.28723in" draw:id="id137" draw:style-name="a1427" draw:name="직사각형 4">
          <svg:title/>
          <svg:desc/>
          <text:p text:style-name="a1426" text:class-names="" text:cond-style-name=""><text:span text:style-name="a14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presentation:style-name="a1577" draw:name="텍스트 개체 틀 1" svg:x="3.34587in" svg:y="0in" svg:width="7.6374in" svg:height="8.26736in" presentation:class="outline" presentation:placeholder="false">
          <draw:text-box>
            <text:list text:style-name="a1436">
              <text:list-item>
                <text:p text:style-name="a1435" text:class-names="" text:cond-style-name=""><text:span text:style-name="a1428" text:class-names="">00007FF768631880 <text:s text:c="1"/>mov <text:s text:c="8"/></text:span><text:span text:style-name="a1429" text:class-names="">dword</text:span><text:span text:style-name="a1430" text:class-names=""><text:s text:c="1"/></text:span><text:span text:style-name="a1431" text:class-names="">ptr</text:span><text:span text:style-name="a1432" text:class-names=""><text:s text:c="1"/>[rsp+8],</text:span><text:span text:style-name="a1433" text:class-names="">ecx</text:span><text:span text:style-name="a1434" text:class-names="">의 레지스터 및 메모리 값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37" text:class-names="">RSP = 0000005C6B2FF5F8 RBP = </text:span><text:span text:style-name="a1438" text:class-names="">0000005C6B2FF620</text:span><text:span text:style-name="a1439" text:class-names=""><text:s text:c="1"/></text:span><text:span text:style-name="a1440" text:class-names="">RSP = </text:span><text:span text:style-name="a1441" text:class-names="">000000F61B6FF848</text:span><text:span text:style-name="a1442" text:class-names=""><text:s text:c="1"/>RBP = 000000F61B6FF870<text:s text:c="1"/></text:span><text:span text:style-name="a1443" text:class-names=""/></text:p>
              </text:list-item>
            </text:list>
            <text:list text:style-name="a1454">
              <text:list-item>
                <text:p text:style-name="a1453" text:class-names="" text:cond-style-name=""><text:span text:style-name="a1446" text:class-names="">sp</text:span><text:span text:style-name="a1447" text:class-names="">의 메모리 값<text:s text:c="1"/></text:span><text:span text:style-name="a1448" text:class-names="">=<text:s text:c="1"/></text:span><text:span text:style-name="a1449" text:class-names="">ea</text:span><text:span text:style-name="a1450" text:class-names=""><text:s text:c="1"/>18 63 68 f7 7f 00 00<text:s text:c="1"/></text:span><text:span text:style-name="a1451" text:class-names="">03 00 00 00<text:s text:c="1"/></text:span><text:span text:style-name="a1452" text:class-names="">f7 7f 00 00 b4 05 f7 9a fa 7f 00 00 dc 22 6b</text:span></text:p>
              </text:list-item>
            </text:list>
            <text:list text:style-name="a1460">
              <text:list-item>
                <text:p text:style-name="a1459" text:class-names="" text:cond-style-name=""><text:span text:style-name="a1455" text:class-names="">00007FF768631884 <text:s text:c="1"/>push <text:s text:c="7"/></text:span><text:span text:style-name="a1456" text:class-names="">rbp</text:span><text:span text:style-name="a1457" text:class-names="">의<text:s text:c="1"/></text:span><text:span text:style-name="a1458" text:class-names="">레지스터 및 메모리 값</text:span></text:p>
              </text:list-item>
            </text:list>
            <text:list text:style-name="a1465">
              <text:list-item>
                <text:p text:style-name="a1464" text:class-names="" text:cond-style-name=""><text:span text:style-name="a1461" text:class-names="">RSP = </text:span><text:span text:style-name="a1462" text:class-names="">000000F61B6FF840</text:span><text:span text:style-name="a1463" text:class-names=""><text:s text:c="1"/>RBP = 000000F61B6FF870<text:s text:c="1"/>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66" text:class-names="">메모리<text:s text:c="1"/></text:span><text:span text:style-name="a1467" text:class-names="">값<text:s text:c="1"/></text:span><text:span text:style-name="a1468" text:class-names="">=<text:s text:c="1"/></text:span><text:span text:style-name="a1469" text:class-names="">70 f8 6f 1b f6 00 00 00<text:s text:c="1"/></text:span><text:span text:style-name="a1470" text:class-names="">ea</text:span><text:span text:style-name="a1471" text:class-names=""><text:s text:c="1"/>18 7a 9f f7 7f 00 00 03 00 00 00 f7 7f 00 00 b4 05 0e</text:span></text:p>
              </text:list-item>
            </text:list>
            <text:list text:style-name="a1479">
              <text:list-item>
                <text:p text:style-name="a1478" text:class-names="" text:cond-style-name=""><text:span text:style-name="a1474" text:class-names="">00007FF7686318C2 <text:s text:c="1"/></text:span><text:span text:style-name="a1475" text:class-names="">push <text:s text:c="7"/></text:span><text:span text:style-name="a1476" text:class-names="">rdi</text:span><text:span text:style-name="a1477" text:class-names="">의 레지스터 및 메모리 값</text:span></text:p>
              </text:list-item>
            </text:list>
            <text:list text:style-name="a1484">
              <text:list-item>
                <text:p text:style-name="a1483" text:class-names="" text:cond-style-name=""><text:span text:style-name="a1480" text:class-names="">RSP = </text:span><text:span text:style-name="a1481" text:class-names="">000000F61B6FF838</text:span><text:span text:style-name="a1482" text:class-names=""><text:s text:c="1"/>RDI = 0000000000000000<text:s text:c="1"/></text:span></text:p>
              </text:list-item>
            </text:list>
            <text:list text:style-name="a1493">
              <text:list-item>
                <text:p text:style-name="a1492" text:class-names="" text:cond-style-name=""><text:span text:style-name="a1485" text:class-names="">sp</text:span><text:span text:style-name="a1486" text:class-names="">의 메모리 값<text:s text:c="1"/></text:span><text:span text:style-name="a1487" text:class-names="">=<text:s text:c="1"/></text:span><text:span text:style-name="a1488" text:class-names="">00 00 00 00 00 00 00 00 70 f8 6f 1b f6 00 00 00<text:s text:c="1"/></text:span><text:span text:style-name="a1489" text:class-names="">ea</text:span><text:span text:style-name="a1490" text:class-names=""><text:s text:c="1"/>18 7a 9f f7 7f 00 00 03 00 00</text:span><text:span text:style-name="a1491" text:class-names=""/></text:p>
              </text:list-item>
            </text:list>
            <text:list text:style-name="a1498">
              <text:list-item>
                <text:p text:style-name="a1497" text:class-names="" text:cond-style-name=""><text:span text:style-name="a1494" text:class-names="">00007FF79F7A1886 <text:s text:c="1"/>sub <text:s text:c="8"/>rsp,0E8h</text:span><text:span text:style-name="a1495" text:class-names="">의<text:s text:c="1"/></text:span><text:span text:style-name="a1496" text:class-names="">레지스터 및 메모리 값</text:span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>RSP = 000000F61B6FF750 RBP = 000000F61B6FF870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502" text:class-names="">00007FF79F7A188D <text:s text:c="1"/>lea <text:s text:c="8"/>rbp,[rsp+20h]</text:span><text:span text:style-name="a1503" text:class-names="">의 레지스터 및 메모리 값</text:span></text:p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>RSP = 000000F61B6FF750 RBP = 000000F61B6FF770</text:span></text:p>
              </text:list-item>
            </text:list>
            <text:list text:style-name="a1516">
              <text:list-item>
                <text:p text:style-name="a1515" text:class-names="" text:cond-style-name=""><text:span text:style-name="a1509" text:class-names="">00007FF79F7A189E <text:s text:c="1"/>mov <text:s text:c="8"/></text:span><text:span text:style-name="a1510" text:class-names="">eax,dword</text:span><text:span text:style-name="a1511" text:class-names=""><text:s text:c="1"/></text:span><text:span text:style-name="a1512" text:class-names="">ptr</text:span><text:span text:style-name="a1513" text:class-names=""><text:s text:c="1"/>[number]</text:span><text:span text:style-name="a1514" text:class-names="">의 레지스터 및 메모리 값</text:span></text:p>
              </text:list-item>
            </text:list>
            <text:list text:style-name="a1519">
              <text:list-item>
                <text:p text:style-name="a1518" text:class-names="" text:cond-style-name=""><text:span text:style-name="a1517" text:class-names="">RAX = 0000000000000003</text:span></text:p>
              </text:list-item>
            </text:list>
            <text:list text:style-name="a1525">
              <text:list-item>
                <text:p text:style-name="a1524" text:class-names="" text:cond-style-name=""><text:span text:style-name="a1520" text:class-names="">00007FF79F7A18A4 <text:s text:c="1"/></text:span><text:span text:style-name="a1521" text:class-names="">shl</text:span><text:span text:style-name="a1522" text:class-names=""><text:s text:c="9"/>eax,1</text:span><text:span text:style-name="a1523" text:class-names="">의 레지스터 및 메모리 값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>RAX = 0000000000000006</text:span></text:p>
              </text:list-item>
            </text:list>
            <text:list text:style-name="a1532">
              <text:list-item>
                <text:p text:style-name="a1531" text:class-names="" text:cond-style-name=""><text:span text:style-name="a1529" text:class-names="">00007FF79F7A18A6 <text:s text:c="1"/>lea <text:s text:c="8"/>rsp,[rbp+0C8h]</text:span><text:span text:style-name="a1530" text:class-names="">의 레지스터 및 메모리 값</text:span></text:p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>RSP = 000000F61B6FF838</text:span></text:p>
              </text:list-item>
            </text:list>
            <text:list text:style-name="a1540">
              <text:list-item>
                <text:p text:style-name="a1539" text:class-names="" text:cond-style-name=""><text:span text:style-name="a1536" text:class-names="">00007FF79F7A18AD <text:s text:c="1"/>pop <text:s text:c="8"/>rdi</text:span><text:span text:style-name="a1537" text:class-names="">의 레지스터 및 메모리 값</text:span><text:span text:style-name="a1538" text:class-names=""/></text:p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>RSP = 000000F61B6FF840 RBP = 000000F61B6FF770 RDI = 0000000000000000</text:span></text:p>
              </text:list-item>
            </text:list>
            <text:list text:style-name="a1552">
              <text:list-item>
                <text:p text:style-name="a1551" text:class-names="" text:cond-style-name=""><text:span text:style-name="a1544" text:class-names="">sp</text:span><text:span text:style-name="a1545" text:class-names="">의 메모리 값<text:s text:c="1"/></text:span><text:span text:style-name="a1546" text:class-names="">=<text:s text:c="1"/></text:span><text:span text:style-name="a1547" text:class-names="">70 f8 6f 1b f6 00 00 00<text:s text:c="1"/></text:span><text:span text:style-name="a1548" text:class-names="">ea</text:span><text:span text:style-name="a1549" text:class-names=""><text:s text:c="1"/>18 7a 9f f7 7f 00 00 03 00 00 00 f7 7f 00 00 b4 05 0e</text:span><text:span text:style-name="a1550" text:class-names=""/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/></text:p>
              </text:list-item>
            </text:list>
            <text:list text:style-name="a1558">
              <text:list-item>
                <text:p text:style-name="a1557" text:class-names="" text:cond-style-name=""><text:span text:style-name="a1556" text:class-names=""/></text:p>
              </text:list-item>
            </text:list>
            <text:list text:style-name="a1561">
              <text:list-item>
                <text:p text:style-name="a1560" text:class-names="" text:cond-style-name=""><text:span text:style-name="a1559" text:class-names=""/></text:p>
              </text:list-item>
            </text:list>
            <text:list text:style-name="a1564">
              <text:list-item>
                <text:p text:style-name="a1563" text:class-names="" text:cond-style-name=""><text:span text:style-name="a1562" text:class-names=""/></text:p>
              </text:list-item>
            </text:list>
            <text:list text:style-name="a1567">
              <text:list-item>
                <text:p text:style-name="a1566" text:class-names="" text:cond-style-name=""><text:span text:style-name="a1565" text:class-names=""/></text:p>
              </text:list-item>
            </text:list>
            <text:list text:style-name="a1570">
              <text:list-item>
                <text:p text:style-name="a1569" text:class-names="" text:cond-style-name=""><text:span text:style-name="a1568" text:class-names=""/></text:p>
              </text:list-item>
            </text:list>
            <text:list text:style-name="a1573">
              <text:list-item>
                <text:p text:style-name="a1572" text:class-names="" text:cond-style-name=""><text:span text:style-name="a1571" text:class-names=""/></text:p>
              </text:list-item>
            </text:list>
            <text:list text:style-name="a1576">
              <text:list-item>
                <text:p text:style-name="a1575" text:class-names="" text:cond-style-name=""><text:span text:style-name="a1574" text:class-names=""/></text:p>
              </text:list-item>
            </text:list>
          </draw:text-box>
          <svg:title/>
          <svg:desc/>
        </draw:frame>
        <draw:connector draw:type="standard" svg:x1="5.53191in" svg:y1="1.75532in" svg:x2="5.89362in" svg:y2="1.5851in" draw:id="id139" draw:style-name="a1579" draw:transform="translate(-5.71277in -1.67021in) rotate(-3.14159) translate(5.71277in 1.67021in)" draw:name="연결선: 꺾임 7">
          <svg:title/>
          <svg:desc/>
        </draw:connector>
        <draw:connector draw:type="standard" svg:x1="5.68693in" svg:y1="2.91912in" svg:x2="6.04863in" svg:y2="2.74891in" draw:id="id140" draw:style-name="a1581" draw:transform="translate(-5.86778in -2.83402in) rotate(-3.14159) translate(5.86778in 2.83402in)" draw:name="연결선: 꺾임 13">
          <svg:title/>
          <svg:desc/>
        </draw:connector>
        <draw:connector draw:type="standard" svg:x1="8.43905in" svg:y1="4.80715in" svg:x2="4.25396in" svg:y2="5.85883in" draw:id="id141" draw:style-name="a1583" draw:transform="translate(-6.3465in -5.33299in) rotate(-4.71239) translate(6.3465in 5.33299in)" draw:name="연결선: 꺾임 14">
          <svg:title/>
          <svg:desc/>
        </draw:connector>
        <draw:frame draw:id="id142" draw:style-name="a1686" draw:name="TextBox 19" svg:x="0.30851in" svg:y="0.12221in" svg:width="2.65957in" svg:height="7.23665in">
          <draw:text-box>
            <text:p text:style-name="a1591" text:class-names="" text:cond-style-name=""><text:span text:style-name="a1584" text:class-names="">[Rsp+8]=</text:span><text:span text:style-name="a1585" text:class-names=""><text:s text:c="1"/>000000F61B6FF750</text:span><text:span text:style-name="a1586" text:class-names="">에</text:span><text:span text:style-name="a1587" text:class-names="">ecx</text:span><text:span text:style-name="a1588" text:class-names="">{3}</text:span><text:span text:style-name="a1589" text:class-names="">을 대입</text:span><text:span text:style-name="a1590" text:class-names=""/></text:p>
            <text:p text:style-name="a1597" text:class-names="" text:cond-style-name=""><text:span text:style-name="a1592" text:class-names="">Rsp</text:span><text:span text:style-name="a1593" text:class-names="">(</text:span><text:span text:style-name="a1594" text:class-names="">000000F61B6FF750){3</text:span><text:span text:style-name="a1595" text:class-names="">}</text:span><text:span text:style-name="a1596" text:class-names=""/></text:p>
            <text:p text:style-name="a1599" text:class-names="" text:cond-style-name=""><text:span text:style-name="a1598" text:class-names=""/></text:p>
            <text:p text:style-name="a1606" text:class-names="" text:cond-style-name=""><text:span text:style-name="a1600" text:class-names="">Sp</text:span><text:span text:style-name="a1601" text:class-names="">메모리값에</text:span><text:span text:style-name="a1602" text:class-names=""><text:s text:c="1"/></text:span><text:span text:style-name="a1603" text:class-names="">rbp</text:span><text:span text:style-name="a1604" text:class-names="">값 저장</text:span><text:span text:style-name="a1605" text:class-names=""/></text:p>
            <text:p text:style-name="a1608" text:class-names="" text:cond-style-name=""><text:span text:style-name="a1607" text:class-names=""/></text:p>
            <text:p text:style-name="a1610" text:class-names="" text:cond-style-name=""><text:span text:style-name="a1609" text:class-names=""/></text:p>
            <text:p text:style-name="a1612" text:class-names="" text:cond-style-name=""><text:span text:style-name="a1611" text:class-names=""/></text:p>
            <text:p text:style-name="a1619" text:class-names="" text:cond-style-name=""><text:span text:style-name="a1613" text:class-names="">Sp</text:span><text:span text:style-name="a1614" text:class-names="">메모리값에</text:span><text:span text:style-name="a1615" text:class-names=""><text:s text:c="1"/></text:span><text:span text:style-name="a1616" text:class-names="">rdi</text:span><text:span text:style-name="a1617" text:class-names="">값 저장</text:span><text:span text:style-name="a1618" text:class-names=""/></text:p>
            <text:p text:style-name="a1621" text:class-names="" text:cond-style-name=""><text:span text:style-name="a1620" text:class-names=""/></text:p>
            <text:p text:style-name="a1623" text:class-names="" text:cond-style-name=""><text:span text:style-name="a1622" text:class-names=""/></text:p>
            <text:p text:style-name="a1625" text:class-names="" text:cond-style-name=""><text:span text:style-name="a1624" text:class-names=""/></text:p>
            <text:p text:style-name="a1627" text:class-names="" text:cond-style-name=""><text:span text:style-name="a1626" text:class-names=""/></text:p>
            <text:p text:style-name="a1634" text:class-names="" text:cond-style-name=""><text:span text:style-name="a1628" text:class-names="">위<text:s text:c="1"/></text:span><text:span text:style-name="a1629" text:class-names="">sp</text:span><text:span text:style-name="a1630" text:class-names="">값</text:span><text:span text:style-name="a1631" text:class-names=""><text:s text:c="1"/></text:span><text:span text:style-name="a1632" text:class-names="">000000F61B6FF838-0E8h=</text:span><text:span text:style-name="a1633" text:class-names=""><text:s text:c="1"/>000000F61B6FF750</text:span></text:p>
            <text:p text:style-name="a1636" text:class-names="" text:cond-style-name=""><text:span text:style-name="a1635" text:class-names=""/></text:p>
            <text:p text:style-name="a1644" text:class-names="" text:cond-style-name=""><text:span text:style-name="a1637" text:class-names="">Rbp</text:span><text:span text:style-name="a1638" text:class-names="">에<text:s text:c="1"/></text:span><text:span text:style-name="a1639" text:class-names="">[</text:span><text:span text:style-name="a1640" text:class-names="">rsp+20h]</text:span><text:span text:style-name="a1641" text:class-names=""><text:s text:c="1"/></text:span><text:span text:style-name="a1642" text:class-names="">주소 값 저장</text:span><text:span text:style-name="a1643" text:class-names=""/></text:p>
            <text:p text:style-name="a1646" text:class-names="" text:cond-style-name=""><text:span text:style-name="a1645" text:class-names=""/></text:p>
            <text:p text:style-name="a1652" text:class-names="" text:cond-style-name=""><text:span text:style-name="a1647" text:class-names="">?[number]?</text:span><text:span text:style-name="a1648" text:class-names="">값을<text:s text:c="1"/></text:span><text:span text:style-name="a1649" text:class-names="">eax</text:span><text:span text:style-name="a1650" text:class-names="">에 대입</text:span><text:span text:style-name="a1651" text:class-names=""/></text:p>
            <text:p text:style-name="a1654" text:class-names="" text:cond-style-name=""><text:span text:style-name="a1653" text:class-names=""/></text:p>
            <text:p text:style-name="a1656" text:class-names="" text:cond-style-name=""><text:span text:style-name="a1655" text:class-names=""/></text:p>
            <text:p text:style-name="a1666" text:class-names="" text:cond-style-name=""><text:span text:style-name="a1657" text:class-names="">Eax</text:span><text:span text:style-name="a1658" text:class-names="">*2</text:span><text:span text:style-name="a1659" text:class-names="">의 제곱근으로<text:s text:c="1"/></text:span><text:span text:style-name="a1660" text:class-names="">3*</text:span><draw:frame draw:style-name="a1661" text:anchor-type="as-char" svg:x="1174.06139in" svg:y="0in" svg:width="0.24694in" svg:height="0.23333in" style:rel-width="scale" style:rel-height="scale"><draw:object xlink:href="Object 1/" xlink:type="simple" xlink:show="embed" xlink:actuate="onLoad"/></draw:frame><text:span text:style-name="a1662" text:class-names="">으로 값</text:span><text:span text:style-name="a1663" text:class-names="">6</text:span><text:span text:style-name="a1664" text:class-names="">이 나온다</text:span><text:span text:style-name="a1665" text:class-names=""/></text:p>
            <text:p text:style-name="a1668" text:class-names="" text:cond-style-name=""><text:span text:style-name="a1667" text:class-names=""/></text:p>
            <text:p text:style-name="a1674" text:class-names="" text:cond-style-name=""><text:span text:style-name="a1669" text:class-names="">[rbp+0C8h]</text:span><text:span text:style-name="a1670" text:class-names="">값은<text:s text:c="1"/></text:span><text:span text:style-name="a1671" text:class-names="">rsp</text:span><text:span text:style-name="a1672" text:class-names="">에 저장</text:span><text:span text:style-name="a1673" text:class-names=""/></text:p>
            <text:p text:style-name="a1676" text:class-names="" text:cond-style-name=""><text:span text:style-name="a1675" text:class-names=""/></text:p>
            <text:p text:style-name="a1678" text:class-names="" text:cond-style-name=""><text:span text:style-name="a1677" text:class-names=""/></text:p>
            <text:p text:style-name="a1685" text:class-names="" text:cond-style-name=""><text:span text:style-name="a1679" text:class-names="">Sp</text:span><text:span text:style-name="a1680" text:class-names="">메모리값을</text:span><text:span text:style-name="a1681" text:class-names=""><text:s text:c="1"/></text:span><text:span text:style-name="a1682" text:class-names="">rdi</text:span><text:span text:style-name="a1683" text:class-names="">에 저장</text:span><text:span text:style-name="a1684" text:class-names=""/></text:p>
          </draw:text-box>
          <svg:title/>
          <svg:desc/>
        </draw:frame>
        <presentation:notes draw:style-name="a1692">
          <draw:frame draw:id="id143" draw:style-name="a1689" draw:name="슬라이드 번호 개체 틀 6" svg:x="4.67953in" svg:y="11.10827in" svg:width="3.5878in" svg:height="0.58425in">
            <draw:text-box>
              <text:p text:style-name="a1688" text:class-names="" text:cond-style-name=""><text:span text:style-name="a1687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44" presentation:style-name="a1690" draw:name="슬라이드 이미지 개체 틀 1">
            <svg:title/>
            <svg:desc/>
          </draw:page-thumbnail>
          <draw:frame draw:id="id145" presentation:style-name="a1691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1693" draw:master-page-name="Master1-Layout7-blank-빈-화면" presentation:presentation-page-layout-name="Master1-PPL7" draw:id="Slide-261">
        <draw:custom-shape svg:x="4.08511in" svg:y="1.83803in" svg:width="1.74468in" svg:height="0.28723in" draw:id="id146" draw:style-name="a1696" draw:name="직사각형 9">
          <svg:title/>
          <svg:desc/>
          <text:p text:style-name="a1695" text:class-names="" text:cond-style-name=""><text:span text:style-name="a16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3617in" svg:y="0.73404in" svg:width="1.57447in" svg:height="0.28723in" draw:id="id147" draw:style-name="a1699" draw:name="직사각형 2">
          <svg:title/>
          <svg:desc/>
          <text:p text:style-name="a1698" text:class-names="" text:cond-style-name=""><text:span text:style-name="a16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presentation:style-name="a1782" draw:name="텍스트 개체 틀 1" svg:x="3.34587in" svg:y="0in" svg:width="7.6374in" svg:height="8.26736in" presentation:class="outline" presentation:placeholder="false">
          <draw:text-box>
            <text:list text:style-name="a1704">
              <text:list-item>
                <text:p text:style-name="a1703" text:class-names="" text:cond-style-name=""><text:span text:style-name="a1700" text:class-names="">00007FF79F7A18AD <text:s text:c="1"/>pop <text:s text:c="8"/>rdi</text:span><text:span text:style-name="a1701" text:class-names="">의 레지스터 및 메모리 값</text:span><text:span text:style-name="a1702" text:class-names=""/></text:p>
              </text:list-item>
            </text:list>
            <text:list text:style-name="a1707">
              <text:list-item>
                <text:p text:style-name="a1706" text:class-names="" text:cond-style-name=""><text:span text:style-name="a1705" text:class-names="">RSP = 000000F61B6FF840 RBP = 000000F61B6FF770 RDI = 0000000000000000</text:span></text:p>
              </text:list-item>
            </text:list>
            <text:list text:style-name="a1716">
              <text:list-item>
                <text:p text:style-name="a1715" text:class-names="" text:cond-style-name=""><text:span text:style-name="a1708" text:class-names="">sp</text:span><text:span text:style-name="a1709" text:class-names="">의 메모리 값<text:s text:c="1"/></text:span><text:span text:style-name="a1710" text:class-names="">=<text:s text:c="1"/></text:span><text:span text:style-name="a1711" text:class-names="">70 f8 6f 1b f6 00 00 00<text:s text:c="1"/></text:span><text:span text:style-name="a1712" text:class-names="">ea</text:span><text:span text:style-name="a1713" text:class-names=""><text:s text:c="1"/>18 7a 9f f7 7f 00 00 03 00 00 00 f7 7f 00 00 b4 05 0e</text:span><text:span text:style-name="a1714" text:class-names=""/></text:p>
              </text:list-item>
            </text:list>
            <text:list text:style-name="a1722">
              <text:list-item>
                <text:p text:style-name="a1721" text:class-names="" text:cond-style-name=""><text:span text:style-name="a1717" text:class-names="">00007FF79F7A18AE <text:s text:c="1"/>pop <text:s text:c="8"/></text:span><text:span text:style-name="a1718" text:class-names="">rbp</text:span><text:span text:style-name="a1719" text:class-names="">의<text:s text:c="1"/></text:span><text:span text:style-name="a1720" text:class-names="">레지스터 및 메모리 값</text:span></text:p>
              </text:list-item>
            </text:list>
            <text:list text:style-name="a1728">
              <text:list-item>
                <text:p text:style-name="a1727" text:class-names="" text:cond-style-name=""><text:span text:style-name="a1723" text:class-names="">RSP = </text:span><text:span text:style-name="a1724" text:class-names="">000000F61B6FF848</text:span><text:span text:style-name="a1725" text:class-names=""><text:s text:c="1"/>RBP = </text:span><text:span text:style-name="a1726" text:class-names="">000000F61B6FF870</text:span></text:p>
              </text:list-item>
            </text:list>
            <text:list text:style-name="a1734">
              <text:list-item>
                <text:p text:style-name="a1733" text:class-names="" text:cond-style-name=""><text:span text:style-name="a1729" text:class-names="">메모리 값<text:s text:c="1"/></text:span><text:span text:style-name="a1730" text:class-names="">=<text:s text:c="1"/></text:span><text:span text:style-name="a1731" text:class-names="">ea</text:span><text:span text:style-name="a1732" text:class-names=""><text:s text:c="1"/>18 7a 9f f7 7f 00 00 03 00 00 00 f7 7f 00 00 b4 05 0e 09 f9 7f 00 00 ab 04 87</text:span></text:p>
              </text:list-item>
            </text:list>
            <text:list text:style-name="a1739">
              <text:list-item>
                <text:p text:style-name="a1738" text:class-names="" text:cond-style-name=""><text:span text:style-name="a1735" text:class-names="">00007FF79F7A18AF <text:s text:c="1"/>ret</text:span><text:span text:style-name="a1736" text:class-names="">의 레지스터 및 메모리 값</text:span><text:span text:style-name="a1737" text:class-names=""/></text:p>
              </text:list-item>
            </text:list>
            <text:list text:style-name="a1751">
              <text:list-item>
                <text:p text:style-name="a1750" text:class-names="" text:cond-style-name=""><text:span text:style-name="a1740" text:class-names="">00007FF79F7A18EA <text:s text:c="1"/>mov <text:s text:c="8"/></text:span><text:span text:style-name="a1741" text:class-names="">dword</text:span><text:span text:style-name="a1742" text:class-names=""><text:s text:c="1"/></text:span><text:span text:style-name="a1743" text:class-names="">ptr</text:span><text:span text:style-name="a1744" text:class-names=""><text:s text:c="1"/>[</text:span><text:span text:style-name="a1745" text:class-names="">return_value</text:span><text:span text:style-name="a1746" text:class-names="">],</text:span><text:span text:style-name="a1747" text:class-names="">eax</text:span><text:span text:style-name="a1748" text:class-names="">으로 이동</text:span><text:span text:style-name="a1749" text:class-names=""/></text:p>
              </text:list-item>
            </text:list>
            <text:list text:style-name="a1757">
              <text:list-item>
                <text:p text:style-name="a1756" text:class-names="" text:cond-style-name=""><text:span text:style-name="a1752" text:class-names="">RSP = </text:span><text:span text:style-name="a1753" text:class-names="">000000F61B6FF850</text:span><text:span text:style-name="a1754" text:class-names=""><text:s text:c="1"/>RBP = 000000F61B6FF870</text:span><text:span text:style-name="a1755" text:class-names=""/></text:p>
              </text:list-item>
            </text:list>
            <text:list text:style-name="a1760">
              <text:list-item>
                <text:p text:style-name="a1759" text:class-names="" text:cond-style-name=""><text:span text:style-name="a1758" text:class-names=""/></text:p>
              </text:list-item>
            </text:list>
            <text:list text:style-name="a1763">
              <text:list-item>
                <text:p text:style-name="a1762" text:class-names="" text:cond-style-name=""><text:span text:style-name="a1761" text:class-names=""/></text:p>
              </text:list-item>
            </text:list>
            <text:list text:style-name="a1766">
              <text:list-item>
                <text:p text:style-name="a1765" text:class-names="" text:cond-style-name=""><text:span text:style-name="a1764" text:class-names=""/></text:p>
              </text:list-item>
            </text:list>
            <text:list text:style-name="a1769">
              <text:list-item>
                <text:p text:style-name="a1768" text:class-names="" text:cond-style-name=""><text:span text:style-name="a1767" text:class-names=""/></text:p>
              </text:list-item>
            </text:list>
            <text:list text:style-name="a1772">
              <text:list-item>
                <text:p text:style-name="a1771" text:class-names="" text:cond-style-name=""><text:span text:style-name="a1770" text:class-names=""/></text:p>
              </text:list-item>
            </text:list>
            <text:list text:style-name="a1775">
              <text:list-item>
                <text:p text:style-name="a1774" text:class-names="" text:cond-style-name=""><text:span text:style-name="a1773" text:class-names=""/></text:p>
              </text:list-item>
            </text:list>
            <text:list text:style-name="a1778">
              <text:list-item>
                <text:p text:style-name="a1777" text:class-names="" text:cond-style-name=""><text:span text:style-name="a1776" text:class-names=""/></text:p>
              </text:list-item>
            </text:list>
            <text:list text:style-name="a1781">
              <text:list-item>
                <text:p text:style-name="a1780" text:class-names="" text:cond-style-name=""><text:span text:style-name="a1779" text:class-names=""/></text:p>
              </text:list-item>
            </text:list>
          </draw:text-box>
          <svg:title/>
          <svg:desc/>
        </draw:frame>
        <draw:connector draw:type="standard" svg:x1="5.97872in" svg:y1="1.17021in" svg:x2="5.46808in" svg:y2="1.38298in" draw:id="id149" draw:style-name="a1784" draw:transform="translate(-5.7234in -1.27659in) rotate(-4.71239) translate(5.7234in 1.27659in)" draw:name="연결선: 꺾임 6">
          <svg:title/>
          <svg:desc/>
        </draw:connector>
        <draw:connector draw:type="standard" svg:x1="4.15957in" svg:y1="2.08803in" svg:x2="4.89362in" svg:y2="2.60931in" draw:id="id150" draw:style-name="a1786" draw:transform="translate(-4.5266in -2.34867in) rotate(-1.5708) translate(4.5266in 2.34867in)" draw:name="연결선: 꺾임 11">
          <svg:title/>
          <svg:desc/>
        </draw:connector>
        <draw:frame draw:id="id151" draw:style-name="a1833" draw:name="TextBox 17" svg:x="0.12432in" svg:y="0.25296in" svg:width="2.83313in" svg:height="3.39954in">
          <draw:text-box>
            <text:p text:style-name="a1792" text:class-names="" text:cond-style-name=""><text:span text:style-name="a1787" text:class-names="">Sp</text:span><text:span text:style-name="a1788" text:class-names="">메모리값을</text:span><text:span text:style-name="a1789" text:class-names=""><text:s text:c="1"/></text:span><text:span text:style-name="a1790" text:class-names="">rdi</text:span><text:span text:style-name="a1791" text:class-names="">에 저장</text:span></text:p>
            <text:p text:style-name="a1794" text:class-names="" text:cond-style-name=""><text:span text:style-name="a1793" text:class-names=""/></text:p>
            <text:p text:style-name="a1796" text:class-names="" text:cond-style-name=""><text:span text:style-name="a1795" text:class-names=""/></text:p>
            <text:p text:style-name="a1798" text:class-names="" text:cond-style-name=""><text:span text:style-name="a1797" text:class-names=""/></text:p>
            <text:p text:style-name="a1800" text:class-names="" text:cond-style-name=""><text:span text:style-name="a1799" text:class-names=""/></text:p>
            <text:p text:style-name="a1802" text:class-names="" text:cond-style-name=""><text:span text:style-name="a1801" text:class-names=""/></text:p>
            <text:p text:style-name="a1809" text:class-names="" text:cond-style-name=""><text:span text:style-name="a1803" text:class-names="">Sp</text:span><text:span text:style-name="a1804" text:class-names="">메모리값을</text:span><text:span text:style-name="a1805" text:class-names=""><text:s text:c="1"/></text:span><text:span text:style-name="a1806" text:class-names="">rbp</text:span><text:span text:style-name="a1807" text:class-names="">에 저장</text:span><text:span text:style-name="a1808" text:class-names=""/></text:p>
            <text:p text:style-name="a1811" text:class-names="" text:cond-style-name=""><text:span text:style-name="a1810" text:class-names=""/></text:p>
            <text:p text:style-name="a1813" text:class-names="" text:cond-style-name=""><text:span text:style-name="a1812" text:class-names=""/></text:p>
            <text:p text:style-name="a1815" text:class-names="" text:cond-style-name=""><text:span text:style-name="a1814" text:class-names=""/></text:p>
            <text:p text:style-name="a1828" text:class-names="" text:cond-style-name=""><text:span text:style-name="a1816" text:class-names="">Sp</text:span><text:span text:style-name="a1817" text:class-names="">메모리값을</text:span><text:span text:style-name="a1818" text:class-names=""><text:s text:c="1"/></text:span><text:span text:style-name="a1819" text:class-names="">r</text:span><text:span text:style-name="a1820" text:class-names="">i</text:span><text:span text:style-name="a1821" text:class-names="">p</text:span><text:span text:style-name="a1822" text:class-names="">에 저장</text:span><text:span text:style-name="a1823" text:class-names=""><text:s text:c="1"/></text:span><text:span text:style-name="a1824" text:class-names="">즉<text:s text:c="1"/></text:span><text:span text:style-name="a1825" text:class-names="">00007FF79F7A18EA</text:span><text:span text:style-name="a1826" text:class-names="">로 이동</text:span><text:span text:style-name="a1827" text:class-names=""/></text:p>
            <text:p text:style-name="a1830" text:class-names="" text:cond-style-name=""><text:span text:style-name="a1829" text:class-names=""/></text:p>
            <text:p text:style-name="a1832" text:class-names="" text:cond-style-name=""><text:span text:style-name="a1831" text:class-names=""/></text:p>
          </draw:text-box>
          <svg:title/>
          <svg:desc/>
        </draw:frame>
        <presentation:notes draw:style-name="a1840">
          <draw:frame draw:id="id152" draw:style-name="a1837" draw:name="슬라이드 번호 개체 틀 6" svg:x="4.67953in" svg:y="11.10827in" svg:width="3.5878in" svg:height="0.58425in">
            <draw:text-box>
              <text:p text:style-name="a1836" text:class-names="" text:cond-style-name=""><text:span text:style-name="a1834" text:class-names=""><text:page-number style:num-format="1" text:fixed="false">5</text:page-number></text:span><text:span text:style-name="a1835" text:class-names=""/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53" presentation:style-name="a1838" draw:name="슬라이드 이미지 개체 틀 1">
            <svg:title/>
            <svg:desc/>
          </draw:page-thumbnail>
          <draw:frame draw:id="id154" presentation:style-name="a1839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제목 슬라이드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제목 및 내용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구역 머리글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콘텐츠 2개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비교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제목만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빈 화면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캡션 있는 콘텐츠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캡션 있는 그림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제목 및 세로 텍스트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세로 제목 및 텍스트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885" svg:viewBox="0 0 20 30" svg:d="m10 0-10 30h20z"/>
    <draw:marker draw:name="a887" svg:viewBox="0 0 20 30" svg:d="m10 0-10 30h20z"/>
    <draw:marker draw:name="a1372" svg:viewBox="0 0 20 30" svg:d="m10 0-10 30h20z"/>
    <draw:marker draw:name="a889" svg:viewBox="0 0 20 30" svg:d="m10 0-10 30h20z"/>
    <draw:marker draw:name="a917" svg:viewBox="0 0 20 30" svg:d="m10 0-10 30h20z"/>
    <draw:marker draw:name="a1578" svg:viewBox="0 0 20 30" svg:d="m10 0-10 30h20z"/>
    <draw:marker draw:name="a1406" svg:viewBox="0 0 20 30" svg:d="m10 0-10 30h20z"/>
    <draw:marker draw:name="a931" svg:viewBox="0 0 20 30" svg:d="m10 0-10 30h20z"/>
    <draw:marker draw:name="a1408" svg:viewBox="0 0 20 30" svg:d="m10 0-10 30h20z"/>
    <draw:marker draw:name="a1163" svg:viewBox="0 0 20 30" svg:d="m10 0-10 30h20z"/>
    <draw:marker draw:name="a933" svg:viewBox="0 0 20 30" svg:d="m10 0-10 30h20z"/>
    <draw:marker draw:name="a1165" svg:viewBox="0 0 20 30" svg:d="m10 0-10 30h20z"/>
    <draw:marker draw:name="a1130" svg:viewBox="0 0 20 30" svg:d="m10 0-10 30h20z"/>
    <draw:marker draw:name="a1132" svg:viewBox="0 0 20 30" svg:d="m10 0-10 30h20z"/>
    <draw:marker draw:name="a1134" svg:viewBox="0 0 20 30" svg:d="m10 0-10 30h20z"/>
    <draw:marker draw:name="a1136" svg:viewBox="0 0 20 30" svg:d="m10 0-10 30h20z"/>
    <draw:marker draw:name="a891" svg:viewBox="0 0 20 30" svg:d="m10 0-10 30h20z"/>
    <draw:marker draw:name="a893" svg:viewBox="0 0 20 30" svg:d="m10 0-10 30h20z"/>
    <draw:marker draw:name="a895" svg:viewBox="0 0 20 30" svg:d="m10 0-10 30h20z"/>
    <draw:marker draw:name="a758" svg:viewBox="0 0 20 30" svg:d="m10 0-10 30h20z"/>
    <draw:marker draw:name="a897" svg:viewBox="0 0 20 30" svg:d="m10 0-10 30h20z"/>
    <draw:marker draw:name="a899" svg:viewBox="0 0 20 30" svg:d="m10 0-10 30h20z"/>
    <draw:marker draw:name="a1580" svg:viewBox="0 0 20 30" svg:d="m10 0-10 30h20z"/>
    <draw:marker draw:name="a1582" svg:viewBox="0 0 20 30" svg:d="m10 0-10 30h20z"/>
    <draw:marker draw:name="a1410" svg:viewBox="0 0 20 30" svg:d="m10 0-10 30h20z"/>
    <draw:marker draw:name="a929" svg:viewBox="0 0 20 30" svg:d="m10 0-10 30h20z"/>
    <draw:marker draw:name="a1783" svg:viewBox="0 0 20 30" svg:d="m10 0-10 30h20z"/>
    <draw:marker draw:name="a881" svg:viewBox="0 0 20 30" svg:d="m10 0-10 30h20z"/>
    <draw:marker draw:name="a1785" svg:viewBox="0 0 20 30" svg:d="m10 0-10 30h20z"/>
    <draw:marker draw:name="a883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굴림" style:font-family-asian="굴림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기본값" style:page-layout-name="pageLayout1" draw:style-name="a0">
      <draw:frame draw:id="id0" presentation:style-name="a3" draw:name="제목 개체 틀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텍스트 개체 틀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마스터 텍스트 스타일을 편집하려면 클릭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두 번째 수준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다섯 번째 수준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날짜 개체 틀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바닥글 개체 틀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슬라이드 번호 개체 틀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슬라이드 이미지 개체 틀 1">
          <svg:title/>
          <svg:desc/>
        </draw:page-thumbnail>
        <draw:frame draw:id="id6" presentation:style-name="a33" draw:name="슬라이드 노트 개체 틀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머리글 개체 틀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날짜 개체 틀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바닥글 개체 틀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슬라이드 번호 개체 틀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제목-슬라이드" style:page-layout-name="pageLayout1" draw:style-name="a47">
      <draw:frame draw:id="id11" presentation:style-name="a51" draw:name="제목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마스터 제목 스타일 편집</text:span><text:span text:style-name="a49" text:class-names=""/></text:p>
        </draw:text-box>
        <svg:title/>
        <svg:desc/>
      </draw:frame>
      <draw:frame draw:id="id12" presentation:style-name="a55" draw:name="부제목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클릭하여 마스터 부제목 스타일 편집</text:span><text:span text:style-name="a53" text:class-names=""/></text:p>
        </draw:text-box>
        <svg:title/>
        <svg:desc/>
      </draw:frame>
      <draw:frame draw:id="id13" presentation:style-name="a58" draw:name="날짜 개체 틀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바닥글 개체 틀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슬라이드 번호 개체 틀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슬라이드 이미지 개체 틀 1">
          <svg:title/>
          <svg:desc/>
        </draw:page-thumbnail>
        <draw:frame draw:id="id6" presentation:style-name="a69" draw:name="슬라이드 노트 개체 틀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머리글 개체 틀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날짜 개체 틀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바닥글 개체 틀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슬라이드 번호 개체 틀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제목-및-내용" style:page-layout-name="pageLayout1" draw:style-name="a83">
      <draw:frame draw:id="id16" presentation:style-name="a87" draw:name="제목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마스터 제목 스타일 편집</text:span><text:span text:style-name="a85" text:class-names=""/></text:p>
        </draw:text-box>
        <svg:title/>
        <svg:desc/>
      </draw:frame>
      <draw:frame draw:id="id17" presentation:style-name="a103" draw:name="내용 개체 틀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마스터 텍스트 스타일을 편집하려면 클릭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두 번째 수준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다섯 번째 수준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날짜 개체 틀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바닥글 개체 틀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슬라이드 번호 개체 틀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슬라이드 이미지 개체 틀 1">
          <svg:title/>
          <svg:desc/>
        </draw:page-thumbnail>
        <draw:frame draw:id="id6" presentation:style-name="a117" draw:name="슬라이드 노트 개체 틀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머리글 개체 틀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날짜 개체 틀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바닥글 개체 틀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슬라이드 번호 개체 틀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구역-머리글" style:page-layout-name="pageLayout1" draw:style-name="a131">
      <draw:frame draw:id="id21" presentation:style-name="a135" draw:name="제목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마스터 제목 스타일 편집</text:span><text:span text:style-name="a133" text:class-names=""/></text:p>
        </draw:text-box>
        <svg:title/>
        <svg:desc/>
      </draw:frame>
      <draw:frame draw:id="id22" presentation:style-name="a139" draw:name="텍스트 개체 틀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마스터 텍스트 스타일을 편집하려면 클릭</text:span></text:p>
            </text:list-item>
          </text:list>
        </draw:text-box>
        <svg:title/>
        <svg:desc/>
      </draw:frame>
      <draw:frame draw:id="id23" presentation:style-name="a142" draw:name="날짜 개체 틀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바닥글 개체 틀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슬라이드 번호 개체 틀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슬라이드 이미지 개체 틀 1">
          <svg:title/>
          <svg:desc/>
        </draw:page-thumbnail>
        <draw:frame draw:id="id6" presentation:style-name="a153" draw:name="슬라이드 노트 개체 틀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머리글 개체 틀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날짜 개체 틀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바닥글 개체 틀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슬라이드 번호 개체 틀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콘텐츠-2개" style:page-layout-name="pageLayout1" draw:style-name="a167">
      <draw:frame draw:id="id26" presentation:style-name="a171" draw:name="제목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마스터 제목 스타일 편집</text:span><text:span text:style-name="a169" text:class-names=""/></text:p>
        </draw:text-box>
        <svg:title/>
        <svg:desc/>
      </draw:frame>
      <draw:frame draw:id="id27" presentation:style-name="a187" draw:name="내용 개체 틀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마스터 텍스트 스타일을 편집하려면 클릭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두 번째 수준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다섯 번째 수준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내용 개체 틀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마스터 텍스트 스타일을 편집하려면 클릭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두 번째 수준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다섯 번째 수준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날짜 개체 틀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바닥글 개체 틀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슬라이드 번호 개체 틀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슬라이드 이미지 개체 틀 1">
          <svg:title/>
          <svg:desc/>
        </draw:page-thumbnail>
        <draw:frame draw:id="id6" presentation:style-name="a217" draw:name="슬라이드 노트 개체 틀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머리글 개체 틀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날짜 개체 틀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바닥글 개체 틀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슬라이드 번호 개체 틀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비교" style:page-layout-name="pageLayout1" draw:style-name="a231">
      <draw:frame draw:id="id32" presentation:style-name="a235" draw:name="제목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마스터 제목 스타일 편집</text:span><text:span text:style-name="a233" text:class-names=""/></text:p>
        </draw:text-box>
        <svg:title/>
        <svg:desc/>
      </draw:frame>
      <draw:frame draw:id="id33" presentation:style-name="a239" draw:name="텍스트 개체 틀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마스터 텍스트 스타일을 편집하려면 클릭</text:span></text:p>
            </text:list-item>
          </text:list>
        </draw:text-box>
        <svg:title/>
        <svg:desc/>
      </draw:frame>
      <draw:frame draw:id="id34" presentation:style-name="a255" draw:name="내용 개체 틀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마스터 텍스트 스타일을 편집하려면 클릭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두 번째 수준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다섯 번째 수준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텍스트 개체 틀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마스터 텍스트 스타일을 편집하려면 클릭</text:span></text:p>
            </text:list-item>
          </text:list>
        </draw:text-box>
        <svg:title/>
        <svg:desc/>
      </draw:frame>
      <draw:frame draw:id="id36" presentation:style-name="a275" draw:name="내용 개체 틀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마스터 텍스트 스타일을 편집하려면 클릭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두 번째 수준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다섯 번째 수준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날짜 개체 틀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바닥글 개체 틀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슬라이드 번호 개체 틀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슬라이드 이미지 개체 틀 1">
          <svg:title/>
          <svg:desc/>
        </draw:page-thumbnail>
        <draw:frame draw:id="id6" presentation:style-name="a289" draw:name="슬라이드 노트 개체 틀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머리글 개체 틀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날짜 개체 틀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바닥글 개체 틀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슬라이드 번호 개체 틀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제목만" style:page-layout-name="pageLayout1" draw:style-name="a303">
      <draw:frame draw:id="id40" presentation:style-name="a307" draw:name="제목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마스터 제목 스타일 편집</text:span><text:span text:style-name="a305" text:class-names=""/></text:p>
        </draw:text-box>
        <svg:title/>
        <svg:desc/>
      </draw:frame>
      <draw:frame draw:id="id41" presentation:style-name="a310" draw:name="날짜 개체 틀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바닥글 개체 틀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슬라이드 번호 개체 틀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슬라이드 이미지 개체 틀 1">
          <svg:title/>
          <svg:desc/>
        </draw:page-thumbnail>
        <draw:frame draw:id="id6" presentation:style-name="a321" draw:name="슬라이드 노트 개체 틀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머리글 개체 틀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날짜 개체 틀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바닥글 개체 틀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슬라이드 번호 개체 틀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빈-화면" style:page-layout-name="pageLayout1" draw:style-name="a335">
      <draw:frame draw:id="id44" presentation:style-name="a338" draw:name="날짜 개체 틀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바닥글 개체 틀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슬라이드 번호 개체 틀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슬라이드 이미지 개체 틀 1">
          <svg:title/>
          <svg:desc/>
        </draw:page-thumbnail>
        <draw:frame draw:id="id6" presentation:style-name="a349" draw:name="슬라이드 노트 개체 틀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머리글 개체 틀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날짜 개체 틀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바닥글 개체 틀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슬라이드 번호 개체 틀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캡션-있는-콘텐츠" style:page-layout-name="pageLayout1" draw:style-name="a363">
      <draw:frame draw:id="id47" presentation:style-name="a367" draw:name="제목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마스터 제목 스타일 편집</text:span><text:span text:style-name="a365" text:class-names=""/></text:p>
        </draw:text-box>
        <svg:title/>
        <svg:desc/>
      </draw:frame>
      <draw:frame draw:id="id48" presentation:style-name="a383" draw:name="내용 개체 틀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마스터 텍스트 스타일을 편집하려면 클릭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두 번째 수준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다섯 번째 수준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텍스트 개체 틀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마스터 텍스트 스타일을 편집하려면 클릭</text:span></text:p>
            </text:list-item>
          </text:list>
        </draw:text-box>
        <svg:title/>
        <svg:desc/>
      </draw:frame>
      <draw:frame draw:id="id50" presentation:style-name="a390" draw:name="날짜 개체 틀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바닥글 개체 틀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슬라이드 번호 개체 틀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슬라이드 이미지 개체 틀 1">
          <svg:title/>
          <svg:desc/>
        </draw:page-thumbnail>
        <draw:frame draw:id="id6" presentation:style-name="a401" draw:name="슬라이드 노트 개체 틀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머리글 개체 틀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날짜 개체 틀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바닥글 개체 틀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슬라이드 번호 개체 틀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캡션-있는-그림" style:page-layout-name="pageLayout1" draw:style-name="a415">
      <draw:frame draw:id="id53" presentation:style-name="a419" draw:name="제목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마스터 제목 스타일 편집</text:span><text:span text:style-name="a417" text:class-names=""/></text:p>
        </draw:text-box>
        <svg:title/>
        <svg:desc/>
      </draw:frame>
      <draw:frame draw:id="id54" presentation:style-name="a422" draw:name="그림 개체 틀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텍스트 개체 틀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마스터 텍스트 스타일을 편집하려면 클릭</text:span></text:p>
            </text:list-item>
          </text:list>
        </draw:text-box>
        <svg:title/>
        <svg:desc/>
      </draw:frame>
      <draw:frame draw:id="id56" presentation:style-name="a429" draw:name="날짜 개체 틀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바닥글 개체 틀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슬라이드 번호 개체 틀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슬라이드 이미지 개체 틀 1">
          <svg:title/>
          <svg:desc/>
        </draw:page-thumbnail>
        <draw:frame draw:id="id6" presentation:style-name="a440" draw:name="슬라이드 노트 개체 틀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머리글 개체 틀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날짜 개체 틀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바닥글 개체 틀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슬라이드 번호 개체 틀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제목-및-세로-텍스트" style:page-layout-name="pageLayout1" draw:style-name="a454">
      <draw:frame draw:id="id59" presentation:style-name="a458" draw:name="제목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마스터 제목 스타일 편집</text:span><text:span text:style-name="a456" text:class-names=""/></text:p>
        </draw:text-box>
        <svg:title/>
        <svg:desc/>
      </draw:frame>
      <draw:frame draw:id="id60" presentation:style-name="a475" draw:name="세로 텍스트 개체 틀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마스터 텍스트 스타일을 편집하려면 클릭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두 번째 수준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다섯 번째 수준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날짜 개체 틀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바닥글 개체 틀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슬라이드 번호 개체 틀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슬라이드 이미지 개체 틀 1">
          <svg:title/>
          <svg:desc/>
        </draw:page-thumbnail>
        <draw:frame draw:id="id6" presentation:style-name="a489" draw:name="슬라이드 노트 개체 틀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머리글 개체 틀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날짜 개체 틀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바닥글 개체 틀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슬라이드 번호 개체 틀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세로-제목-및-텍스트" style:page-layout-name="pageLayout1" draw:style-name="a503">
      <draw:frame draw:id="id64" presentation:style-name="a507" draw:name="세로 제목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마스터 제목 스타일 편집</text:span><text:span text:style-name="a505" text:class-names=""/></text:p>
        </draw:text-box>
        <svg:title/>
        <svg:desc/>
      </draw:frame>
      <draw:frame draw:id="id65" presentation:style-name="a524" draw:name="세로 텍스트 개체 틀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마스터 텍스트 스타일을 편집하려면 클릭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두 번째 수준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다섯 번째 수준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날짜 개체 틀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바닥글 개체 틀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슬라이드 번호 개체 틀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슬라이드 이미지 개체 틀 1">
          <svg:title/>
          <svg:desc/>
        </draw:page-thumbnail>
        <draw:frame draw:id="id6" presentation:style-name="a538" draw:name="슬라이드 노트 개체 틀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머리글 개체 틀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날짜 개체 틀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바닥글 개체 틀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슬라이드 번호 개체 틀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머리글 개체 틀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날짜 개체 틀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바닥글 개체 틀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슬라이드 번호 개체 틀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★필수적인 Register의 목적들 (sp, bp, ip, ax) ⇒ ax: 함수의 출력(리턴) 값이 배치됨 ⇒ bp: Stack의 기준점 역할을 해줌 ⇒ sp: 현재 Stack의 최상위 위치 ⇒ ip: 다음에 실행할 명령의 메모리 주소를 가리킴  - Stack이 무엇인가요 ?     =&gt;지역 변수가 저장되는 메모리 공간</dc:title>
    <meta:initial-creator>정훈 우</meta:initial-creator>
    <dc:creator>정훈 우</dc:creator>
    <meta:creation-date>2023-11-01T14:43:28Z</meta:creation-date>
    <dc:date>2023-11-01T16:14:06Z</dc:date>
    <meta:editing-cycles>26</meta:editing-cycles>
    <meta:editing-duration>PT26630S</meta:editing-duration>
    <meta:document-statistic meta:paragraph-count="223" meta:word-count="1631"/>
  </office:meta>
</office:document-meta>
</file>

<file path=Object 1/content.xml><?xml version="1.0" encoding="utf-8"?>
<mml:math xmlns:mml="http://www.w3.org/1998/Math/MathML" display="block">
  <mml:msup>
    <mml:mn>2</mml:mn>
    <mml:mn>1</mml:mn>
  </mml:msup>
</mml:math>
</file>